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2cm" svg:stroke-color="#00ffff" draw:marker-start="Circle" draw:marker-start-width="0.65cm" draw:marker-end="Symmetric_20_Arrow" draw:marker-end-width="0.7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0.2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0.2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.2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0.2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.2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.25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5.8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8cm" fo:min-width="0.2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25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0.1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1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2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143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4.009cm" svg:height="5.456cm" draw:transform="rotate (0.0996583002888762) translate (22.7364127555622cm 2.0899301588678cm)" svg:viewBox="0 0 4010 5457" svg:d="m1858 13c615-287-315 4290-603 5166-1035 298-2095-1343-239-2637 756-527 4826 985 2020 2915">
          <text:p/>
        </draw:path>
        <draw:path draw:style-name="gr1" draw:text-style-name="P1" draw:layer="layout" svg:width="3.104cm" svg:height="0.108cm" draw:transform="rotate (0.0996583002888762) translate (23.5cm 3.118cm)" svg:viewBox="0 0 3105 109" svg:d="m0 0c1294 129 1801 80 3105 109">
          <text:p/>
        </draw:path>
        <draw:path draw:style-name="gr1" draw:text-style-name="P1" draw:layer="layout" svg:width="4.337cm" svg:height="3.806cm" draw:transform="rotate (0.0996583002888762) translate (17.2513806252662cm 3.99245634764637cm)" svg:viewBox="0 0 4338 3807" svg:d="m537 0c1095 109 2956 597 3692 269 275 155-3214 2995-4229 3094 836-318 1035-893 2129-1194 198-14 844 1487 1145 1622 288 129 718-568 1064-597">
          <text:p/>
        </draw:path>
        <draw:path draw:style-name="gr1" draw:text-style-name="P1" draw:layer="layout" svg:width="2.238cm" svg:height="0.755cm" draw:transform="rotate (0.0996583002888762) translate (18.4cm 2.444cm)" svg:viewBox="0 0 2239 756" svg:d="m0 0c1383 239 1015 905 2239 726">
          <text:p/>
        </draw:path>
        <draw:path draw:style-name="gr1" draw:text-style-name="P1" draw:layer="layout" svg:width="2.986cm" svg:height="3.704cm" draw:transform="rotate (0.0996583002888762) translate (13.2897911201501cm 3.71990052627213cm)" svg:viewBox="0 0 2987 3705" svg:d="m0 103c1552-448 5373 537 846 3602">
          <text:p/>
        </draw:path>
        <draw:path draw:style-name="gr1" draw:text-style-name="P1" draw:layer="layout" svg:width="3.064cm" svg:height="0.548cm" draw:transform="rotate (0.0996583002888762) translate (13.8cm 2.218cm)" svg:viewBox="0 0 3065 549" svg:d="m0 0c1383 239 1841 687 3065 507">
          <text:p/>
        </draw:path>
        <draw:path draw:style-name="gr1" draw:text-style-name="P1" draw:layer="layout" svg:width="0.907cm" svg:height="2.755cm" draw:transform="rotate (0.0996583002888762) translate (11.366cm 3.118cm)" svg:viewBox="0 0 908 2756" svg:d="m0 0c1383 239 896 2100 428 2756">
          <text:p/>
        </draw:path>
        <draw:path draw:style-name="gr1" draw:text-style-name="P1" draw:layer="layout" svg:width="1.351cm" svg:height="3.797cm" draw:transform="rotate (0.0996583002888762) translate (8.52175185334021cm 3.02582399652578cm)" svg:viewBox="0 0 1352 3798" svg:d="m79 0c-115 934-193 3233 428 3761 206 177 589-327 845-418">
          <text:p/>
        </draw:path>
        <draw:path draw:style-name="gr1" draw:text-style-name="P1" draw:layer="layout" svg:width="3.601cm" svg:height="0.25cm" draw:transform="rotate (0.0996583002888762) translate (2.5cm 3.148cm)" svg:viewBox="0 0 3602 251" svg:d="m0 0c1383 239 2378 338 3602 159">
          <text:p/>
        </draw:path>
        <draw:path draw:style-name="gr1" draw:text-style-name="P1" draw:layer="layout" svg:width="4.324cm" svg:height="3.312cm" draw:transform="rotate (0.0996583002888762) translate (2.39622279476934cm 4.07833272146171cm)" svg:viewBox="0 0 4325 3313" svg:d="m4325 0c-195 383-3084 3712-3731 3144-1314-935-152-2215 647-2447 1758-513 4099 1213 2049 2616">
          <text:p/>
        </draw:path>
        <draw:path draw:style-name="gr1" draw:text-style-name="P1" draw:layer="layout" svg:width="0.624cm" svg:height="5.049cm" draw:transform="rotate (0.0996583002888762) translate (4.07619548800796cm 2.09037602002065cm)" svg:viewBox="0 0 625 5050" svg:d="m426 0c-90 896-1025 5224 199 5045">
          <text:p/>
        </draw:path>
        <draw:path draw:style-name="gr1" draw:text-style-name="P1" draw:layer="layout" svg:width="1.143cm" svg:height="0.651cm" draw:transform="rotate (0.0996583002888762) translate (26.5cm 3.518cm)" svg:viewBox="0 0 1144 652" svg:d="m0 0c1383 239-80 796 1144 617">
          <text:p/>
        </draw:path>
        <draw:frame draw:style-name="gr2" draw:text-style-name="P2" draw:layer="layout" svg:width="0.777cm" svg:height="0.818cm" svg:x="2.4cm" svg:y="2.794cm">
          <draw:text-box>
            <text:p><text:span text:style-name="T1">1</text:span></text:p>
          </draw:text-box>
        </draw:frame>
        <draw:frame draw:style-name="gr2" draw:text-style-name="P2" draw:layer="layout" svg:width="0.777cm" svg:height="0.818cm" svg:x="6.123cm" svg:y="3.494cm">
          <draw:text-box>
            <text:p><text:span text:style-name="T1">3</text:span></text:p>
          </draw:text-box>
        </draw:frame>
        <draw:frame draw:style-name="gr2" draw:text-style-name="P2" draw:layer="layout" svg:width="0.777cm" svg:height="0.818cm" svg:x="4.1cm" svg:y="1.9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2.401cm" svg:y="2.794cm">
          <draw:text-box>
            <text:p><text:span text:style-name="T1">1</text:span></text:p>
          </draw:text-box>
        </draw:frame>
        <draw:frame draw:style-name="gr2" draw:text-style-name="P2" draw:layer="layout" svg:width="0.777cm" svg:height="0.818cm" svg:x="17.723cm" svg:y="3.5cm">
          <draw:text-box draw:corner-radius="13.799cm">
            <text:p><text:span text:style-name="T1">2</text:span></text:p>
          </draw:text-box>
        </draw:frame>
        <draw:frame draw:style-name="gr2" draw:text-style-name="P2" draw:layer="layout" svg:width="0.777cm" svg:height="0.818cm" svg:x="18.323cm" svg:y="2.1cm">
          <draw:text-box>
            <text:p><text:span text:style-name="T1">1</text:span></text:p>
          </draw:text-box>
        </draw:frame>
        <draw:frame draw:style-name="gr2" draw:text-style-name="P2" draw:layer="layout" svg:width="0.777cm" svg:height="0.818cm" svg:x="13.2cm" svg:y="3.3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13.7cm" svg:y="1.882cm">
          <draw:text-box>
            <text:p><text:span text:style-name="T1">1</text:span></text:p>
          </draw:text-box>
        </draw:frame>
        <draw:frame draw:style-name="gr2" draw:text-style-name="P2" draw:layer="layout" svg:width="0.777cm" svg:height="0.818cm" svg:x="11.3cm" svg:y="2.8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8.223cm" svg:y="2.982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23.423cm" svg:y="2.7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26.423cm" svg:y="3.2cm">
          <draw:text-box>
            <text:p><text:span text:style-name="T1">3</text:span></text:p>
          </draw:text-box>
        </draw:frame>
        <draw:frame draw:style-name="gr2" draw:text-style-name="P2" draw:layer="layout" svg:width="0.777cm" svg:height="0.818cm" svg:x="24.323cm" svg:y="1.8cm">
          <draw:text-box>
            <text:p><text:span text:style-name="T1">1</text:span></text:p>
          </draw:text-box>
        </draw:frame>
      </draw:page>
      <draw:page draw:name="page2" draw:style-name="dp1" draw:master-page-name="標準">
        <draw:path draw:style-name="gr1" draw:text-style-name="P1" draw:layer="layout" svg:width="2.606cm" svg:height="1.119cm" draw:transform="rotate (0.0996583002888762) translate (22.9945209455374cm 3.93920372603223cm)" svg:viewBox="0 0 2607 1120" svg:d="m0 55c935-308 1632 766 2607 1065">
          <text:p/>
        </draw:path>
        <draw:path draw:style-name="gr1" draw:text-style-name="P1" draw:layer="layout" svg:width="3.759cm" svg:height="4.044cm" draw:transform="rotate (0.0996583002888762) translate (2.87963953666567cm 4.49637407611356cm)" svg:viewBox="0 0 3760 4045" svg:d="m0 205c1128-474 3423-60 3662 567 227 595 172 1793-1433 3273">
          <text:p/>
        </draw:path>
        <draw:path draw:style-name="gr1" draw:text-style-name="P1" draw:layer="layout" svg:width="1.143cm" svg:height="2.626cm" draw:transform="rotate (0.0996583002888762) translate (6.5cm 3.3cm)" svg:viewBox="0 0 1144 2627" svg:d="m0 0c557 458 716 1881 1144 2627">
          <text:p/>
        </draw:path>
        <draw:path draw:style-name="gr1" draw:text-style-name="P1" draw:layer="layout" svg:width="2.074cm" svg:height="4.785cm" draw:transform="rotate (0.0996583002888762) translate (13.1927289125411cm 3.69700650815591cm)" svg:viewBox="0 0 2075 4786" svg:d="m1980 0c597 1065-1804 1963-1980 2716 318 166 1951 1739 1602 2070">
          <text:p/>
        </draw:path>
        <draw:path draw:style-name="gr1" draw:text-style-name="P1" draw:layer="layout" svg:width="2.269cm" svg:height="4.497cm" draw:transform="rotate (0.0996583002888762) translate (2.55251924979814cm 2.9247245760054cm)" svg:viewBox="0 0 2270 4498" svg:d="m2259 0c169 1323-1672 3652-2259 4498">
          <text:p/>
        </draw:path>
        <draw:path draw:style-name="gr1" draw:text-style-name="P1" draw:layer="layout" svg:width="3.601cm" svg:height="0.25cm" draw:transform="rotate (0.0996583002888762) translate (8.9cm 4cm)" svg:viewBox="0 0 3602 251" svg:d="m0 0c1383 239 2378 338 3602 159">
          <text:p/>
        </draw:path>
        <draw:path draw:style-name="gr1" draw:text-style-name="P1" draw:layer="layout" svg:width="1.952cm" svg:height="1.8cm" draw:transform="rotate (0.0996583002888762) translate (9.07710895182633cm 6.60228886547513cm)" svg:viewBox="0 0 1953 1801" svg:d="m23 0c-195 383 886 1194 1930 1801">
          <text:p/>
        </draw:path>
        <draw:path draw:style-name="gr1" draw:text-style-name="P1" draw:layer="layout" svg:width="0.827cm" svg:height="3.591cm" draw:transform="rotate (0.0996583002888762) translate (10.8188646496042cm 2.9081126867116cm)" svg:viewBox="0 0 828 3592" svg:d="m82 0c-90 896-309 3085 746 3592">
          <text:p/>
        </draw:path>
        <draw:path draw:style-name="gr1" draw:text-style-name="P1" draw:layer="layout" svg:width="4.128cm" svg:height="0.212cm" draw:transform="rotate (0.0996583002888762) translate (8.89108577819799cm 5.11084846055037cm)" svg:viewBox="0 0 4129 213" svg:d="m0 90c1383 238 2906 89 4129-90">
          <text:p/>
        </draw:path>
        <draw:path draw:style-name="gr1" draw:text-style-name="P1" draw:layer="layout" svg:width="1.103cm" svg:height="5.014cm" draw:transform="rotate (0.0996583002888762) translate (19.3010406199782cm 3.60988444759777cm)" svg:viewBox="0 0 1104 5015" svg:d="m1104 0c-358 1572 501 3534-1104 5015">
          <text:p/>
        </draw:path>
        <draw:path draw:style-name="gr1" draw:text-style-name="P1" draw:layer="layout" svg:width="0.491cm" svg:height="5.084cm" draw:transform="rotate (0.0996583002888762) translate (17.2318389971241cm 3.44681120533028cm)" svg:viewBox="0 0 492 5085" svg:d="m470 0c170 1323-706 4050-407 5085">
          <text:p/>
        </draw:path>
        <draw:path draw:style-name="gr1" draw:text-style-name="P1" draw:layer="layout" svg:width="3.303cm" svg:height="0.229cm" draw:transform="rotate (0.0996583002888762) translate (18.6cm 4.9cm)" svg:viewBox="0 0 3304 230" svg:d="m0 0c1383 239 2080 308 3304 129">
          <text:p/>
        </draw:path>
        <draw:path draw:style-name="gr1" draw:text-style-name="P1" draw:layer="layout" svg:width="3.59cm" svg:height="0.775cm" draw:transform="skewX (-0.0968657734856853) rotate (0.0621337213709981) translate (22.3cm 7.62cm)" svg:viewBox="0 0 3591 776" svg:d="m0 0c1214 554 1629 908 3591 729">
          <text:p/>
        </draw:path>
        <draw:frame draw:style-name="gr2" draw:text-style-name="P2" draw:layer="layout" svg:width="0.777cm" svg:height="0.818cm" svg:x="4.423cm" svg:y="2.682cm">
          <draw:text-box>
            <text:p><text:span text:style-name="T1">1</text:span></text:p>
          </draw:text-box>
        </draw:frame>
        <draw:frame draw:style-name="gr2" draw:text-style-name="P2" draw:layer="layout" svg:width="0.777cm" svg:height="0.818cm" svg:x="2.8cm" svg:y="4.2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8.823cm" svg:y="4.8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6.323cm" svg:y="3.1cm">
          <draw:text-box>
            <text:p><text:span text:style-name="T1">3</text:span></text:p>
          </draw:text-box>
        </draw:frame>
        <draw:frame draw:style-name="gr2" draw:text-style-name="P2" draw:layer="layout" svg:width="0.777cm" svg:height="0.818cm" svg:x="18.6cm" svg:y="4.5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8.823cm" svg:y="3.6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22.3cm" svg:y="7.382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22.923cm" svg:y="3.582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17.4cm" svg:y="3.3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14.8cm" svg:y="3.4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20.023cm" svg:y="3.4cm">
          <draw:text-box>
            <text:p><text:span text:style-name="T1">3</text:span></text:p>
          </draw:text-box>
        </draw:frame>
        <draw:frame draw:style-name="gr2" draw:text-style-name="P2" draw:layer="layout" svg:width="0.777cm" svg:height="0.818cm" svg:x="10.523cm" svg:y="2.8cm">
          <draw:text-box>
            <text:p><text:span text:style-name="T1">3</text:span></text:p>
          </draw:text-box>
        </draw:frame>
        <draw:frame draw:style-name="gr4" draw:text-style-name="P2" draw:layer="layout" svg:width="0.777cm" svg:height="2.982cm" svg:x="8.823cm" svg:y="6.5cm">
          <draw:text-box>
            <text:p><text:span text:style-name="T1">4</text:span></text:p>
          </draw:text-box>
        </draw:frame>
      </draw:page>
      <draw:page draw:name="page3" draw:style-name="dp1" draw:master-page-name="標準">
        <draw:path draw:style-name="gr1" draw:text-style-name="P1" draw:layer="layout" svg:width="3.8cm" svg:height="5.204cm" draw:transform="rotate (0.0996583002888762) translate (22.3969114020703cm 3.48490165488002cm)" svg:viewBox="0 0 3801 5205" svg:d="m693 0c315 658 1979 64 2700 270-719 615-1960 1513-3393 1771 1711-30 3194 219 3801 179-2259 478-2955 2418-1303 2985">
          <text:p/>
        </draw:path>
        <draw:path draw:style-name="gr1" draw:text-style-name="P1" draw:layer="layout" svg:width="3.977cm" svg:height="0.255cm" draw:transform="skewX (-0.0186750229963393) rotate (0.0919788515801012) translate (2.62105263157895cm 4.46938775510204cm)" svg:viewBox="0 0 3978 256" svg:d="m0 0c1527 244 2625 345 3978 162">
          <text:p/>
        </draw:path>
        <draw:path draw:style-name="gr1" draw:text-style-name="P1" draw:layer="layout" svg:width="2.448cm" svg:height="2.068cm" draw:transform="skewX (-0.0179768912955416) rotate (0.091106186954104) translate (2.3888181128095cm 6.16589178732745cm)" svg:viewBox="0 0 2449 2069" svg:d="m29 0c-245 441 1110 1372 2420 2069">
          <text:p/>
        </draw:path>
        <draw:path draw:style-name="gr1" draw:text-style-name="P1" draw:layer="layout" svg:width="0.913cm" svg:height="3.251cm" draw:transform="skewX (-0.0399680398706701) rotate (0.0816814089933346) translate (4.63140889669033cm 3.00733855442138cm)" svg:viewBox="0 0 914 3252" svg:d="m90 0c-99 811-340 2792 824 3252">
          <text:p/>
        </draw:path>
        <draw:path draw:style-name="gr1" draw:text-style-name="P1" draw:layer="layout" svg:width="1.482cm" svg:height="4.775cm" draw:transform="rotate (0.0996583002888762) translate (12.3248001468356cm 3.24750456104944cm)" svg:viewBox="0 0 1483 4776" svg:d="m1483 0c-508 1055 328 3751-866 3632-421-42-975-1304 119-1194 1204 20 179 2229-736 2338">
          <text:p/>
        </draw:path>
        <draw:path draw:style-name="gr1" draw:text-style-name="P1" draw:layer="layout" svg:width="2.082cm" svg:height="4.705cm" draw:transform="rotate (0.0996583002888762) translate (7.91999436379708cm 3.13799659039024cm)" svg:viewBox="0 0 2083 4706" svg:d="m382 0c169 1323-1751 6458 1701 4090">
          <text:p/>
        </draw:path>
        <draw:path draw:style-name="gr1" draw:text-style-name="P1" draw:layer="layout" svg:width="4.905cm" svg:height="0.272cm" draw:transform="rotate (0.0996583002888762) translate (11.4cm 4.662cm)" svg:viewBox="0 0 4906 273" svg:d="m0 0c1383 239 3682 368 4906 189">
          <text:p/>
        </draw:path>
        <draw:path draw:style-name="gr1" draw:text-style-name="P1" draw:layer="layout" svg:width="5.107cm" svg:height="0.274cm" draw:transform="skewX (-0.00261799387799149) rotate (0.0991347015132779) translate (16.9cm 5.17948717948718cm)" svg:viewBox="0 0 5108 275" svg:d="m0 0c1567 269 3721 370 5108 168">
          <text:p/>
        </draw:path>
        <draw:path draw:style-name="gr1" draw:text-style-name="P1" draw:layer="layout" svg:width="2.963cm" svg:height="4.633cm" draw:transform="skewX (-0.00314159265358981) rotate (0.0979129710368819) translate (17.6764884436849cm 3.6795814339768cm)" svg:viewBox="0 0 2964 4634" svg:d="m814 0c-307 236-1176 3740-647 4132 723 535 2141 146 2797 502">
          <text:p/>
        </draw:path>
        <draw:path draw:style-name="gr1" draw:text-style-name="P1" draw:layer="layout" svg:width="0.332cm" svg:height="2.932cm" draw:transform="skewX (-0.113097335529233) translate (19.9668260595226cm 3.6cm)" svg:viewBox="0 0 333 2933" svg:d="m333 0c-102 899-269 2369-333 2933">
          <text:p/>
        </draw:path>
        <draw:frame draw:style-name="gr2" draw:text-style-name="P2" draw:layer="layout" svg:width="0.777cm" svg:height="0.818cm" svg:x="19.923cm" svg:y="3.5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22.923cm" svg:y="3.1cm">
          <draw:text-box draw:corner-radius="6.499cm">
            <text:p><text:span text:style-name="T1">1</text:span></text:p>
          </draw:text-box>
        </draw:frame>
        <draw:frame draw:style-name="gr5" draw:text-style-name="P2" draw:layer="layout" svg:width="0.777cm" svg:height="0.818cm" svg:x="18cm" svg:y="3.5cm">
          <draw:text-box>
            <text:p><text:span text:style-name="T1">3</text:span></text:p>
          </draw:text-box>
        </draw:frame>
        <draw:frame draw:style-name="gr2" draw:text-style-name="P2" draw:layer="layout" svg:width="0.777cm" svg:height="0.818cm" svg:x="11.3cm" svg:y="4.3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7.923cm" svg:y="3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2.523cm" svg:y="4.082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16.8cm" svg:y="4.782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13.4cm" svg:y="2.982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4.323cm" svg:y="2.882cm">
          <draw:text-box>
            <text:p><text:span text:style-name="T1">2</text:span></text:p>
          </draw:text-box>
        </draw:frame>
      </draw:page>
      <draw:page draw:name="page4" draw:style-name="dp1" draw:master-page-name="標準">
        <draw:path draw:style-name="gr1" draw:text-style-name="P1" draw:layer="layout" svg:width="3.551cm" svg:height="4.387cm" draw:transform="rotate (0.0996583002888762) translate (22.165910621126cm 4.35337198646143cm)" svg:viewBox="0 0 3552 4388" svg:d="m3552 0c-259 577-3052 1839-3513 2965-276 676 922 964 3174 1423">
          <text:p/>
        </draw:path>
        <draw:path draw:style-name="gr1" draw:text-style-name="P1" draw:layer="layout" svg:width="3.586cm" svg:height="0.191cm" draw:transform="skewX (-0.0186750229963393) rotate (0.0919788515801012) translate (2.621cm 4.469cm)" svg:viewBox="0 0 3587 192" svg:d="m0 0c1527 245 2235 244 3587 61">
          <text:p/>
        </draw:path>
        <draw:path draw:style-name="gr1" draw:text-style-name="P1" draw:layer="layout" svg:width="2.358cm" svg:height="4.536cm" draw:transform="skewX (-0.0399680398706702) rotate (0.0816814089933346) translate (1.54893999869731cm 3.59246611923225cm)" svg:viewBox="0 0 2359 4537" svg:d="m2359 0c-99 811-1183 3124-2359 4537">
          <text:p/>
        </draw:path>
        <draw:path draw:style-name="gr1" draw:text-style-name="P1" draw:layer="layout" svg:width="3.611cm" svg:height="3.655cm" draw:transform="rotate (0.0996583002888762) translate (16.7916812330894cm 5.01680363212025cm)" svg:viewBox="0 0 3612 3656" svg:d="m0 84c1035-299 2179 318 3612 59-1731 229-2279 2687-1055 3513">
          <text:p/>
        </draw:path>
        <draw:path draw:style-name="gr1" draw:text-style-name="P1" draw:layer="layout" svg:width="3.545cm" svg:height="2.942cm" draw:transform="rotate (0.0996583002888762) translate (12.1854245352539cm 5.25423011125665cm)" svg:viewBox="0 0 3546 2943" svg:d="m0 146c1313-69 2950-358 3403 140s-197 1465-1572 2657">
          <text:p/>
        </draw:path>
        <draw:path draw:style-name="gr1" draw:text-style-name="P1" draw:layer="layout" svg:width="2.198cm" svg:height="0.212cm" draw:transform="rotate (0.0996583002888762) translate (3.99066017933056cm 6.00659202683557cm)" svg:viewBox="0 0 2199 213" svg:d="m0 94c915-110 1224-179 2199 119">
          <text:p/>
        </draw:path>
        <draw:path draw:style-name="gr1" draw:text-style-name="P1" draw:layer="layout" svg:width="1.601cm" svg:height="2.069cm" draw:transform="rotate (0.0996583002888762) translate (22.3cm 4cm)" svg:viewBox="0 0 1602 2070" svg:d="m0 0c557 458 1174 1323 1602 2070">
          <text:p/>
        </draw:path>
        <draw:path draw:style-name="gr1" draw:text-style-name="P1" draw:layer="layout" svg:width="3.601cm" svg:height="0.25cm" draw:transform="rotate (0.0996583002888762) translate (7.1cm 5cm)" svg:viewBox="0 0 3602 251" svg:d="m0 0c1383 239 2378 338 3602 159">
          <text:p/>
        </draw:path>
        <draw:path draw:style-name="gr1" draw:text-style-name="P1" draw:layer="layout" svg:width="3.016cm" svg:height="4.47cm" draw:transform="skewX (0.016929693744345) rotate (-0.0916297857297031) translate (8.11375128850105cm 3.5212299090643cm)" svg:viewBox="0 0 3017 4471" svg:d="m861 0c132 638-255 2437-861 2895 903-61 2107-948 2762-455s-16 1812-1305 2031">
          <text:p/>
        </draw:path>
        <draw:path draw:style-name="gr1" draw:text-style-name="P1" draw:layer="layout" svg:width="2.106cm" svg:height="1.24cm" draw:transform="skewX (-0.0968657734856853) rotate (0.0621337213709981) translate (3.7cm 7.3cm)" svg:viewBox="0 0 2107 1241" svg:d="m0 0c1214 554 1611 1210 2107 1241">
          <text:p/>
        </draw:path>
        <draw:frame draw:style-name="gr5" draw:text-style-name="P2" draw:layer="layout" svg:width="0.777cm" svg:height="0.818cm" svg:x="2.6cm" svg:y="4.082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3.5cm" svg:y="3.3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3.923cm" svg:y="5.682cm">
          <draw:text-box>
            <text:p><text:span text:style-name="T1">3</text:span></text:p>
          </draw:text-box>
        </draw:frame>
        <draw:frame draw:style-name="gr4" draw:text-style-name="P2" draw:layer="layout" svg:width="0.777cm" svg:height="2.982cm" svg:x="3.623cm" svg:y="7cm">
          <draw:text-box>
            <text:p><text:span text:style-name="T1">4</text:span></text:p>
          </draw:text-box>
        </draw:frame>
        <draw:frame draw:style-name="gr2" draw:text-style-name="P2" draw:layer="layout" svg:width="0.777cm" svg:height="0.818cm" svg:x="22.123cm" svg:y="3.8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16.723cm" svg:y="4.6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12.123cm" svg:y="4.982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7.023cm" svg:y="4.6cm">
          <draw:text-box draw:corner-radius="6.499cm">
            <text:p><text:span text:style-name="T1">1</text:span></text:p>
          </draw:text-box>
        </draw:frame>
        <draw:frame draw:style-name="gr5" draw:text-style-name="P2" draw:layer="layout" svg:width="0.777cm" svg:height="0.818cm" svg:x="25.1cm" svg:y="3.8cm">
          <draw:text-box>
            <text:p><text:span text:style-name="T1">2</text:span></text:p>
          </draw:text-box>
        </draw:frame>
        <draw:frame draw:style-name="gr5" draw:text-style-name="P2" draw:layer="layout" svg:width="0.777cm" svg:height="0.818cm" svg:x="8.523cm" svg:y="3.5cm">
          <draw:text-box>
            <text:p><text:span text:style-name="T1">2</text:span></text:p>
          </draw:text-box>
        </draw:frame>
      </draw:page>
      <draw:page draw:name="page5" draw:style-name="dp1" draw:master-page-name="標準">
        <draw:path draw:style-name="gr1" draw:text-style-name="P1" draw:layer="layout" svg:width="4.563cm" svg:height="4.121cm" draw:transform="rotate (0.0996583002888762) translate (22.8636352660784cm 4.51801330195941cm)" svg:viewBox="0 0 4564 4122" svg:d="m2597 242c-497 2965-2189 3801-2557 2457-174-987 159-2597 2179-2696 1723-85 3741 1781 995 4119">
          <text:p/>
        </draw:path>
        <draw:path draw:style-name="gr1" draw:text-style-name="P1" draw:layer="layout" svg:width="3.586cm" svg:height="0.191cm" draw:transform="skewX (-0.0186750229963393) rotate (0.0919788515801012) translate (2.121cm 4.469cm)" svg:viewBox="0 0 3587 192" svg:d="m0 0c1527 245 2235 244 3587 61">
          <text:p/>
        </draw:path>
        <draw:path draw:style-name="gr1" draw:text-style-name="P1" draw:layer="layout" svg:width="2.358cm" svg:height="4.536cm" draw:transform="skewX (-0.0399680398706702) rotate (0.0816814089933346) translate (1.54893999869731cm 3.59246611923225cm)" svg:viewBox="0 0 2359 4537" svg:d="m2359 0c-99 811-1183 3124-2359 4537">
          <text:p/>
        </draw:path>
        <draw:path draw:style-name="gr1" draw:text-style-name="P1" draw:layer="layout" svg:width="4.681cm" svg:height="4.146cm" draw:transform="rotate (0.0996583002888762) translate (17.2029671151417cm 4.70935845850608cm)" svg:viewBox="0 0 4682 4147" svg:d="m587 150c607-40 90 109 1522-149-255-40-1525 2192-2109 3005 705-1011 2557-3061 3960-2720 886 893 995 1808 110 2925-77 154-2747 329-2130-815s2936 796 1433 1751">
          <text:p/>
        </draw:path>
        <draw:path draw:style-name="gr1" draw:text-style-name="P1" draw:layer="layout" svg:width="2.516cm" svg:height="0.965cm" draw:transform="rotate (0.0996583002888762) translate (4.39894365419047cm 5.18943543730426cm)" svg:viewBox="0 0 2517 966" svg:d="m0 11c915-110 1542 656 2517 955">
          <text:p/>
        </draw:path>
        <draw:path draw:style-name="gr1" draw:text-style-name="P1" draw:layer="layout" svg:width="4.603cm" svg:height="5.036cm" draw:transform="skewX (-0.000174532925199425) rotate (0.0994837673636768) translate (11.9178526349696cm 4.14759314514369cm)" svg:viewBox="0 0 4604 5037" svg:d="m3422 22c713-331-1636 3110-1970 4123-1197 345-2425-1553-277-3048 494-292 4228 52 3273 2629-66 177-1935 736-1601-276 691-1093 1521 1255 772 1587">
          <text:p/>
        </draw:path>
        <draw:path draw:style-name="gr1" draw:text-style-name="P1" draw:layer="layout" svg:width="1.439cm" svg:height="4.208cm" draw:transform="skewX (-0.000174532925199444) rotate (0.0994837673636768) translate (12.7787619526925cm 3.94563106796117cm)" svg:viewBox="0 0 1440 4209" svg:d="m0 0c841 897 979 3002 1440 4209">
          <text:p/>
        </draw:path>
        <draw:path draw:style-name="gr1" draw:text-style-name="P1" draw:layer="layout" svg:width="1.011cm" svg:height="4.048cm" draw:transform="rotate (0.0996583002888762) translate (7.15851801605535cm 4.09643811404718cm)" svg:viewBox="0 0 1012 4049" svg:d="m969 0c-114 934-1423 3484-803 4012 207 176 590-327 846-418">
          <text:p/>
        </draw:path>
        <draw:path draw:style-name="gr1" draw:text-style-name="P1" draw:layer="layout" svg:width="0.624cm" svg:height="5.049cm" draw:transform="rotate (0.0996583002888762) translate (18.151195488008cm 3.34237602002065cm)" svg:viewBox="0 0 625 5050" svg:d="m426 0c-90 896-1025 5224 199 5045">
          <text:p/>
        </draw:path>
        <draw:path draw:style-name="gr1" draw:text-style-name="P1" draw:layer="layout" svg:width="2.223cm" svg:height="2.377cm" draw:transform="rotate (0.0996583002888762) translate (3.85022107376087cm 6.1549616885795cm)" svg:viewBox="0 0 2224 2378" svg:d="m1558 0c-308 1075 156 2428-1038 2308-421-42-975-1303 119-1194 1204 20 1426 846 1585 1264">
          <text:p/>
        </draw:path>
        <draw:path draw:style-name="gr1" draw:text-style-name="P1" draw:layer="layout" svg:width="2.049cm" svg:height="0.69cm" draw:transform="rotate (0.0996583002888762) translate (9.19162831542593cm 4.91627440015047cm)" svg:viewBox="0 0 2050 691" svg:d="m0 84c935-308 1075 309 2050 607">
          <text:p/>
        </draw:path>
        <draw:path draw:style-name="gr1" draw:text-style-name="P1" draw:layer="layout" svg:width="2.665cm" svg:height="0.909cm" draw:transform="skewX (-0.0968657734856853) rotate (0.0621337213709981) translate (8.7cm 7.2cm)" svg:viewBox="0 0 2666 910" svg:d="m0 0c1214 554 704 1052 2666 873">
          <text:p/>
        </draw:path>
        <draw:frame draw:style-name="gr2" draw:text-style-name="P2" draw:layer="layout" svg:width="0.777cm" svg:height="0.818cm" svg:x="3.5cm" svg:y="3.382cm">
          <draw:text-box>
            <text:p><text:span text:style-name="T1">2</text:span></text:p>
          </draw:text-box>
        </draw:frame>
        <draw:frame draw:style-name="gr6" draw:text-style-name="P2" draw:layer="layout" svg:width="0.777cm" svg:height="0.818cm" svg:x="2.1cm" svg:y="4.1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4.4cm" svg:y="4.8cm">
          <draw:text-box>
            <text:p><text:span text:style-name="T1">3</text:span></text:p>
          </draw:text-box>
        </draw:frame>
        <draw:frame draw:style-name="gr5" draw:text-style-name="P2" draw:layer="layout" svg:width="0.777cm" svg:height="0.818cm" svg:x="5cm" svg:y="5.982cm">
          <draw:text-box>
            <text:p><text:span text:style-name="T1">4</text:span></text:p>
          </draw:text-box>
        </draw:frame>
        <draw:frame draw:style-name="gr6" draw:text-style-name="P2" draw:layer="layout" svg:width="0.777cm" svg:height="0.818cm" svg:x="25.1cm" svg:y="4.4cm">
          <draw:text-box draw:corner-radius="6.499cm">
            <text:p><text:span text:style-name="T1">1</text:span></text:p>
          </draw:text-box>
        </draw:frame>
        <draw:frame draw:style-name="gr6" draw:text-style-name="P2" draw:layer="layout" svg:width="0.777cm" svg:height="0.818cm" svg:x="17.723cm" svg:y="4.382cm">
          <draw:text-box draw:corner-radius="6.499cm">
            <text:p><text:span text:style-name="T1">1</text:span></text:p>
          </draw:text-box>
        </draw:frame>
        <draw:frame draw:style-name="gr6" draw:text-style-name="P2" draw:layer="layout" svg:width="0.777cm" svg:height="0.818cm" svg:x="12.6cm" svg:y="3.8cm">
          <draw:text-box draw:corner-radius="6.499cm">
            <text:p><text:span text:style-name="T1">1</text:span></text:p>
          </draw:text-box>
        </draw:frame>
        <draw:frame draw:style-name="gr6" draw:text-style-name="P2" draw:layer="layout" svg:width="0.777cm" svg:height="0.818cm" svg:x="7.7cm" svg:y="3.9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18.2cm" svg:y="3.282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15cm" svg:y="3.782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9.1cm" svg:y="4.5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8.623cm" svg:y="6.9cm">
          <draw:text-box draw:corner-radius="4.399cm">
            <text:p><text:span text:style-name="T1">3</text:span></text:p>
          </draw:text-box>
        </draw:frame>
      </draw:page>
      <draw:page draw:name="page6" draw:style-name="dp1" draw:master-page-name="標準">
        <draw:path draw:style-name="gr1" draw:text-style-name="P1" draw:layer="layout" svg:width="4.849cm" svg:height="4.544cm" draw:transform="skewX (0.00610865238198018) rotate (0.102625360017267) translate (7.09397131413329cm 3.76702086016926cm)" svg:viewBox="0 0 4850 4545" svg:d="m308 0c764 436 1004 341 1494 35-634 1402-3218 3478-764 4326 2967 1026 1665-2527 2784-3761-548 1491 1066 1198 1027 1296">
          <text:p/>
        </draw:path>
        <draw:path draw:style-name="gr1" draw:text-style-name="P1" draw:layer="layout" svg:width="1.211cm" svg:height="3.919cm" draw:transform="rotate (0.0996583002888762) translate (14.0306994163145cm 4.74692515149611cm)" svg:viewBox="0 0 1212 3920" svg:d="m472 0c925 796 1044 3622 10 3920-80-209-675-754-418-845">
          <text:p/>
        </draw:path>
        <draw:path draw:style-name="gr1" draw:text-style-name="P1" draw:layer="layout" svg:width="0.415cm" svg:height="2.145cm" draw:transform="skewX (0.0387463093942741) rotate (0.120951317163207) translate (16.6344174553462cm 5.31865489367489cm)" svg:viewBox="0 0 416 2146" svg:d="m0 31c771-307 270 1738 73 2115">
          <text:p/>
        </draw:path>
        <draw:path draw:style-name="gr1" draw:text-style-name="P1" draw:layer="layout" svg:width="0.989cm" svg:height="2.687cm" draw:transform="skewX (-0.0773180858633488) rotate (0.0678933079025794) translate (12.317527521849cm 5.33542630990415cm)" svg:viewBox="0 0 990 2688" svg:d="m522 0c-304 643-638 1871-482 2688 316-80 614-50 950-238">
          <text:p/>
        </draw:path>
        <draw:path draw:style-name="gr1" draw:text-style-name="P1" draw:layer="layout" svg:width="3.262cm" svg:height="5.034cm" draw:transform="rotate (0.0996583002888762) translate (2.75918385752988cm 3.2118594605125cm)" svg:viewBox="0 0 3263 5035" svg:d="m2129 0c-142 722 98 3448-368 4687-155 412-1771 627-1761-478s3624 366 3234 826">
          <text:p/>
        </draw:path>
        <draw:path draw:style-name="gr1" draw:text-style-name="P1" draw:layer="layout" svg:width="0.491cm" svg:height="5.084cm" draw:transform="rotate (0.0996583002888762) translate (1.55283899712409cm 3.14681120533028cm)" svg:viewBox="0 0 492 5085" svg:d="m470 0c170 1323-706 4050-407 5085">
          <text:p/>
        </draw:path>
        <draw:path draw:style-name="gr1" draw:text-style-name="P1" draw:layer="layout" svg:width="3.303cm" svg:height="0.229cm" draw:transform="rotate (0.0996583002888762) translate (3.078cm 4.4cm)" svg:viewBox="0 0 3304 230" svg:d="m0 0c1383 239 2080 308 3304 129">
          <text:p/>
        </draw:path>
        <draw:path draw:style-name="gr1" draw:text-style-name="P1" draw:layer="layout" svg:width="1.909cm" svg:height="1.323cm" draw:transform="rotate (0.0996583002888762) translate (13.7992541348057cm 3.6195405681204cm)" svg:viewBox="0 0 1910 1324" svg:d="m0 7c624-74 1447 417 1856 890 245 283-400 250-747 427">
          <text:p/>
        </draw:path>
        <draw:path draw:style-name="gr1" draw:text-style-name="P1" draw:layer="layout" svg:width="4.464cm" svg:height="2.867cm" draw:transform="skewX (0.0387463093942741) rotate (0.120951317163207) translate (17.9323070052898cm 4.97839015348595cm)" svg:viewBox="0 0 4465 2868" svg:d="m0 824c392 26 764-710 1478-824 300 36 2114 2461 2987 2868">
          <text:p/>
        </draw:path>
        <draw:path draw:style-name="gr1" draw:text-style-name="P1" draw:layer="layout" svg:width="3.262cm" svg:height="4.425cm" draw:transform="rotate (0.0996583002888762) translate (24.2197913804984cm 3.9179980663135cm)" svg:viewBox="0 0 3263 4426" svg:d="m2191 0c-143 722 36 2839-430 4077-155 413-1771 627-1761-477s3624 366 3234 826">
          <text:p/>
        </draw:path>
        <draw:path draw:style-name="gr1" draw:text-style-name="P1" draw:layer="layout" svg:width="0.491cm" svg:height="5.084cm" draw:transform="rotate (0.0996583002888762) translate (22.9528389971241cm 3.24681120533028cm)" svg:viewBox="0 0 492 5085" svg:d="m470 0c170 1323-706 4050-407 5085">
          <text:p/>
        </draw:path>
        <draw:path draw:style-name="gr1" draw:text-style-name="P1" draw:layer="layout" svg:width="3.303cm" svg:height="0.229cm" draw:transform="rotate (0.0996583002888762) translate (24.7cm 5.14cm)" svg:viewBox="0 0 3304 230" svg:d="m0 0c1383 239 2080 308 3304 129">
          <text:p/>
        </draw:path>
        <draw:path draw:style-name="gr1" draw:text-style-name="P1" draw:layer="layout" svg:width="3.303cm" svg:height="0.229cm" draw:transform="rotate (0.0996583002888762) translate (24.7cm 3.64cm)" svg:viewBox="0 0 3304 230" svg:d="m0 0c1383 239 2080 308 3304 129">
          <text:p/>
        </draw:path>
        <draw:frame draw:style-name="gr2" draw:text-style-name="P2" draw:layer="layout" svg:width="0.777cm" svg:height="0.818cm" svg:x="24.7cm" svg:y="3.282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23.123cm" svg:y="3.182cm">
          <draw:text-box draw:corner-radius="6.499cm">
            <text:p><text:span text:style-name="T1">1</text:span></text:p>
          </draw:text-box>
        </draw:frame>
        <draw:frame draw:style-name="gr3" draw:text-style-name="P2" draw:layer="layout" svg:width="0.777cm" svg:height="0.818cm" svg:x="24.623cm" svg:y="4.782cm">
          <draw:text-box>
            <text:p><text:span text:style-name="T1">3</text:span></text:p>
          </draw:text-box>
        </draw:frame>
        <draw:frame draw:style-name="gr7" draw:text-style-name="P2" draw:layer="layout" svg:width="0.777cm" svg:height="0.818cm" svg:x="16.423cm" svg:y="5.1cm">
          <draw:text-box>
            <text:p><text:span text:style-name="T1">4</text:span></text:p>
          </draw:text-box>
        </draw:frame>
        <draw:frame draw:style-name="gr2" draw:text-style-name="P2" draw:layer="layout" svg:width="0.777cm" svg:height="0.818cm" svg:x="14.323cm" svg:y="4.5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17.823cm" svg:y="5.182cm">
          <draw:text-box draw:corner-radius="6.499cm">
            <text:p><text:span text:style-name="T1">1</text:span></text:p>
          </draw:text-box>
        </draw:frame>
        <draw:frame draw:style-name="gr3" draw:text-style-name="P2" draw:layer="layout" svg:width="0.777cm" svg:height="0.818cm" svg:x="12.323cm" svg:y="5.282cm">
          <draw:text-box>
            <text:p><text:span text:style-name="T1">3</text:span></text:p>
          </draw:text-box>
        </draw:frame>
        <draw:frame draw:style-name="gr8" draw:text-style-name="P2" draw:layer="layout" svg:width="0.777cm" svg:height="0.818cm" svg:x="3.023cm" svg:y="4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13.7cm" svg:y="3.282cm">
          <draw:text-box draw:corner-radius="6.499cm">
            <text:p><text:span text:style-name="T1">1</text:span></text:p>
          </draw:text-box>
        </draw:frame>
        <draw:frame draw:style-name="gr3" draw:text-style-name="P2" draw:layer="layout" svg:width="0.777cm" svg:height="0.818cm" svg:x="4.5cm" svg:y="2.9cm">
          <draw:text-box>
            <text:p><text:span text:style-name="T1">3</text:span></text:p>
          </draw:text-box>
        </draw:frame>
        <draw:frame draw:style-name="gr2" draw:text-style-name="P2" draw:layer="layout" svg:width="0.777cm" svg:height="0.818cm" svg:x="7.323cm" svg:y="3.4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1.7cm" svg:y="3cm">
          <draw:text-box draw:corner-radius="6.499cm">
            <text:p><text:span text:style-name="T1">1</text:span></text:p>
          </draw:text-box>
        </draw:frame>
        <draw:frame draw:style-name="gr7" draw:text-style-name="P2" draw:layer="layout" svg:width="0.777cm" svg:height="0.818cm" svg:x="26cm" svg:y="3.6cm">
          <draw:text-box>
            <text:p><text:span text:style-name="T1">4</text:span></text:p>
          </draw:text-box>
        </draw:frame>
      </draw:page>
      <draw:page draw:name="page7" draw:style-name="dp1" draw:master-page-name="標準">
        <draw:path draw:style-name="gr1" draw:text-style-name="P1" draw:layer="layout" svg:width="4.126cm" svg:height="4.16cm" draw:transform="skewX (0.0237364778271229) rotate (0.112050137978036) translate (6.43199725695258cm 4.37502978238818cm)" svg:viewBox="0 0 4127 4161" svg:d="m850 0c648 163 1416 143 1914 34-111 424-859 2556-1446 3090s-1392 747-1313-148c308-1591 3767 513 4122 1185">
          <text:p/>
        </draw:path>
        <draw:path draw:style-name="gr1" draw:text-style-name="P1" draw:layer="layout" svg:width="3.303cm" svg:height="0.229cm" draw:transform="rotate (0.0996583002888762) translate (23.1cm 4.94cm)" svg:viewBox="0 0 3304 230" svg:d="m0 0c1383 239 2080 308 3304 129">
          <text:p/>
        </draw:path>
        <draw:path draw:style-name="gr1" draw:text-style-name="P1" draw:layer="layout" svg:width="3.262cm" svg:height="4.773cm" draw:transform="rotate (0.0996583002888762) translate (1.7851413693603cm 3.44846165956537cm)" svg:viewBox="0 0 3263 4774" svg:d="m2326 0c-142 722-99 3187-565 4426-155 412-1771 627-1761-478s3624 366 3234 826">
          <text:p/>
        </draw:path>
        <draw:path draw:style-name="gr1" draw:text-style-name="P1" draw:layer="layout" svg:width="1.419cm" svg:height="2.792cm" draw:transform="skewX (0.0167551608191456) rotate (0.108210413623648) translate (8.91527923912079cm 5.81860897116279cm)" svg:viewBox="0 0 1420 2793" svg:d="m1420 0c-180 1065-1026 2112-1420 2793">
          <text:p/>
        </draw:path>
        <draw:path draw:style-name="gr1" draw:text-style-name="P1" draw:layer="layout" svg:width="3.402cm" svg:height="0.229cm" draw:transform="skewX (-0.00767944870877504) rotate (0.0966912405604858) translate (2.3cm 5.517cm)" svg:viewBox="0 0 3403 230" svg:d="m0 0c1424 239 2142 308 3403 129">
          <text:p/>
        </draw:path>
        <draw:path draw:style-name="gr1" draw:text-style-name="P1" draw:layer="layout" svg:width="3.105cm" svg:height="0.229cm" draw:transform="skewX (0.0153588974175501) rotate (0.105941485596056) translate (2.4cm 4.257cm)" svg:viewBox="0 0 3106 230" svg:d="m0 0c1301 239 1956 308 3106 129">
          <text:p/>
        </draw:path>
        <draw:path draw:style-name="gr1" draw:text-style-name="P1" draw:layer="layout" svg:width="4.542cm" svg:height="4.566cm" draw:transform="skewX (-0.000174532925199434) rotate (0.0994837673636768) translate (17.2179704724015cm 3.84764423978934cm)" svg:viewBox="0 0 4543 4567" svg:d="m3422 22c713-330-1636 3110-1970 4123-1196 345-2425-1552-277-3048 494-292 4951-232 2772 3470">
          <text:p/>
        </draw:path>
        <draw:path draw:style-name="gr1" draw:text-style-name="P1" draw:layer="layout" svg:width="1.439cm" svg:height="4.208cm" draw:transform="skewX (-0.000174532925199425) rotate (0.0994837673636768) translate (18.0787619526925cm 3.64563106796117cm)" svg:viewBox="0 0 1440 4209" svg:d="m0 0c841 897 979 3002 1440 4209">
          <text:p/>
        </draw:path>
        <draw:path draw:style-name="gr1" draw:text-style-name="P1" draw:layer="layout" svg:width="2.082cm" svg:height="4.705cm" draw:transform="rotate (0.0996583002888762) translate (24.3749943637971cm 3.53799659039024cm)" svg:viewBox="0 0 2083 4706" svg:d="m382 0c169 1323-1751 6458 1701 4090">
          <text:p/>
        </draw:path>
        <draw:path draw:style-name="gr1" draw:text-style-name="P1" draw:layer="layout" svg:width="3.68cm" svg:height="4.857cm" draw:transform="rotate (0.0996583002888762) translate (11.5319414717463cm 3.54649053459316cm)" svg:viewBox="0 0 3681 4858" svg:d="m1472 0c-507 1055 133 3732-1061 3612-421-42-779-1284 315-1174 799 80-95 2001 391 2149 459 261 1972 479 2319-69 119-189 436-787 86-896">
          <text:p/>
        </draw:path>
        <draw:path draw:style-name="gr1" draw:text-style-name="P1" draw:layer="layout" svg:width="2.718cm" svg:height="0.185cm" draw:transform="skewX (0.0534070751110265) rotate (0.131772358525572) translate (11.7cm 5cm)" svg:viewBox="0 0 2719 186" svg:d="m0 0c1047 238 1791 236 2719 57">
          <text:p/>
        </draw:path>
        <draw:path draw:style-name="gr1" draw:text-style-name="P1" draw:layer="layout" svg:width="3.303cm" svg:height="0.229cm" draw:transform="rotate (0.0996583002888762) translate (23cm 6.04cm)" svg:viewBox="0 0 3304 230" svg:d="m0 0c1383 239 2080 308 3304 129">
          <text:p/>
        </draw:path>
        <draw:path draw:style-name="gr1" draw:text-style-name="P1" draw:layer="layout" svg:width="1.418cm" svg:height="1.206cm" draw:transform="skewX (0.0534070751110265) rotate (0.131772358525572) translate (15.1cm 5.1cm)" svg:viewBox="0 0 1419 1207" svg:d="m0 0c1047 238 491 1367 1419 1188">
          <text:p/>
        </draw:path>
        <draw:frame draw:style-name="gr9" draw:text-style-name="P2" draw:layer="layout" svg:width="0.777cm" svg:height="0.818cm" svg:x="2.223cm" svg:y="5.1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2.323cm" svg:y="3.882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3.723cm" svg:y="3.2cm">
          <draw:text-box>
            <text:p><text:span text:style-name="T1">3</text:span></text:p>
          </draw:text-box>
        </draw:frame>
        <draw:frame draw:style-name="gr9" draw:text-style-name="P2" draw:layer="layout" svg:width="0.777cm" svg:height="0.818cm" svg:x="23.023cm" svg:y="4.582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24.423cm" svg:y="3.4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22.923cm" svg:y="5.682cm">
          <draw:text-box>
            <text:p><text:span text:style-name="T1">3</text:span></text:p>
          </draw:text-box>
        </draw:frame>
        <draw:frame draw:style-name="gr9" draw:text-style-name="P2" draw:layer="layout" svg:width="0.777cm" svg:height="0.818cm" svg:x="20.3cm" svg:y="3.4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17.9cm" svg:y="3.5cm">
          <draw:text-box draw:corner-radius="6.499cm">
            <text:p><text:span text:style-name="T1">1</text:span></text:p>
          </draw:text-box>
        </draw:frame>
        <draw:frame draw:style-name="gr9" draw:text-style-name="P2" draw:layer="layout" svg:width="0.777cm" svg:height="0.818cm" svg:x="12.6cm" svg:y="3.3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11.6cm" svg:y="4.6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15cm" svg:y="4.882cm">
          <draw:text-box>
            <text:p><text:span text:style-name="T1">3</text:span></text:p>
          </draw:text-box>
        </draw:frame>
        <draw:frame draw:style-name="gr9" draw:text-style-name="P2" draw:layer="layout" svg:width="0.777cm" svg:height="0.818cm" svg:x="9.9cm" svg:y="5.582cm">
          <draw:text-box>
            <text:p><text:span text:style-name="T1">2</text:span></text:p>
          </draw:text-box>
        </draw:frame>
        <draw:frame draw:style-name="gr10" draw:text-style-name="P2" draw:layer="layout" svg:width="0.777cm" svg:height="0.818cm" svg:x="7.223cm" svg:y="3.882cm">
          <draw:text-box draw:corner-radius="6.499cm">
            <text:p><text:span text:style-name="T1">1</text:span></text:p>
          </draw:text-box>
        </draw:frame>
      </draw:page>
      <draw:page draw:name="page8" draw:style-name="dp1" draw:master-page-name="標準">
        <draw:path draw:style-name="gr1" draw:text-style-name="P1" draw:layer="layout" svg:width="4.039cm" svg:height="4.975cm" draw:transform="rotate (0.0996583002888762) translate (23.3091413693603cm 3.64846165956537cm)" svg:viewBox="0 0 4040 4976" svg:d="m2326 0c-142 722-99 3187-565 4426-155 412-1771 627-1761-478s4405 567 4016 1028">
          <text:p/>
        </draw:path>
        <draw:path draw:style-name="gr1" draw:text-style-name="P1" draw:layer="layout" svg:width="2.19cm" svg:height="0.297cm" draw:transform="skewX (0.0153588974175501) rotate (0.105941485596056) translate (25.1cm 5.1cm)" svg:viewBox="0 0 2191 298" svg:d="m0 0c788 184 1042 412 2191 233">
          <text:p/>
        </draw:path>
        <draw:path draw:style-name="gr1" draw:text-style-name="P1" draw:layer="layout" svg:width="4.417cm" svg:height="2.014cm" draw:transform="skewX (-0.00017453292519944) rotate (0.0994837673636768) translate (2.80977150746563cm 5.24732578709182cm)" svg:viewBox="0 0 4418 2015" svg:d="m134 569c-1196 345 6052-2256 3873 1446">
          <text:p/>
        </draw:path>
        <draw:path draw:style-name="gr1" draw:text-style-name="P1" draw:layer="layout" svg:width="1.682cm" svg:height="4.79cm" draw:transform="skewX (-0.000174532925199429) rotate (0.0994837673636768) translate (3.549cm 3.7cm)" svg:viewBox="0 0 1683 4791" svg:d="m0 0c841 897 1222 3584 1683 4791">
          <text:p/>
        </draw:path>
        <draw:path draw:style-name="gr1" draw:text-style-name="P1" draw:layer="layout" svg:width="1.046cm" svg:height="1.718cm" draw:transform="skewX (0.0534070751110265) rotate (0.131772358525572) translate (5.5622137731505cm 3.73754859103818cm)" svg:viewBox="0 0 1047 1719" svg:d="m1047 0c-24 297-301 1216-1047 1719">
          <text:p/>
        </draw:path>
        <draw:path draw:style-name="gr1" draw:text-style-name="P1" draw:layer="layout" svg:width="3.972cm" svg:height="5.393cm" draw:transform="skewX (-0.000174532925199436) rotate (0.0994837673636768) translate (13.3038804275113cm 3.63859919666462cm)" svg:viewBox="0 0 3973 5394" svg:d="m0 1971c0 1005 189 1125 149 1523 130-289 737-2339 2040-2309s1692 169 1781 1283-1552 1453-2119 1095 59-3612 557-3562 53 4818-338 5393">
          <text:p/>
        </draw:path>
        <draw:frame draw:style-name="gr2" draw:text-style-name="P2" draw:layer="layout" svg:width="0.777cm" svg:height="0.818cm" svg:x="3.4cm" svg:y="3.582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2.923cm" svg:y="5.282cm">
          <draw:text-box draw:corner-radius="6.499cm">
            <text:p><text:span text:style-name="T1">1</text:span></text:p>
          </draw:text-box>
        </draw:frame>
        <draw:frame draw:style-name="gr11" draw:text-style-name="P2" draw:layer="layout" svg:width="0.777cm" svg:height="0.818cm" svg:x="6.123cm" svg:y="3.5cm">
          <draw:text-box>
            <text:p><text:span text:style-name="T1">3</text:span></text:p>
          </draw:text-box>
        </draw:frame>
        <draw:frame draw:style-name="gr2" draw:text-style-name="P2" draw:layer="layout" svg:width="0.777cm" svg:height="0.818cm" svg:x="25.223cm" svg:y="3.3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25.023cm" svg:y="4.7cm">
          <draw:text-box draw:corner-radius="0.1cm">
            <text:p><text:span text:style-name="T1">1</text:span></text:p>
          </draw:text-box>
        </draw:frame>
        <draw:frame draw:style-name="gr2" draw:text-style-name="P2" draw:layer="layout" svg:width="0.777cm" svg:height="0.818cm" svg:x="13.123cm" svg:y="5.5cm">
          <draw:text-box draw:corner-radius="6.499cm">
            <text:p><text:span text:style-name="T1">1</text:span></text:p>
          </draw:text-box>
        </draw:frame>
      </draw:page>
      <draw:page draw:name="page9" draw:style-name="dp1" draw:master-page-name="標準">
        <draw:path draw:style-name="gr1" draw:text-style-name="P1" draw:layer="layout" svg:width="2.707cm" svg:height="1.247cm" draw:transform="skewX (-0.0219911485751286) rotate (0.0897099235525086) translate (2.79330223258914cm 3.4cm)" svg:viewBox="0 0 2708 1248" svg:d="m0 0c1103 99 2047 519 2708 1248">
          <text:p/>
        </draw:path>
        <draw:path draw:style-name="gr1" draw:text-style-name="P1" draw:layer="layout" svg:width="3.694cm" svg:height="4.038cm" draw:transform="skewX (0.0382227106186758) rotate (-0.0825540736193322) translate (2.57625271291547cm 4.33905007245678cm)" svg:viewBox="0 0 3695 4039" svg:d="m713 0c162 707 34 1783-713 2291 1113-68 2570-1273 3377-727s6 2232-1582 2475">
          <text:p/>
        </draw:path>
        <draw:path draw:style-name="gr1" draw:text-style-name="P1" draw:layer="layout" svg:width="3.362cm" svg:height="4.629cm" draw:transform="rotate (0.0996583002888762) translate (12.7472390001119cm 3.47212569382412cm)" svg:viewBox="0 0 3363 4630" svg:d="m756 3c607-40 1174 319 2607 60-255-40-2779 1666-3363 2477 705-1009 1204-1285 2607-945 885 894 895 1799 10 2917-77 153-2518 350-1903-795s1674 67 1953 296">
          <text:p/>
        </draw:path>
        <draw:path draw:style-name="gr1" draw:text-style-name="P1" draw:layer="layout" svg:width="0.58cm" svg:height="4.89cm" draw:transform="rotate (0.0996583002888762) translate (19.1220006800942cm 3.04279388859529cm)" svg:viewBox="0 0 581 4891" svg:d="m581 0c-90 896-837 4353-489 4891">
          <text:p/>
        </draw:path>
        <draw:path draw:style-name="gr1" draw:text-style-name="P1" draw:layer="layout" svg:width="1.232cm" svg:height="5.334cm" draw:transform="skewX (0.0120427718387609) rotate (0.105766952670856) translate (9.58391616725887cm 3.08827722010104cm)" svg:viewBox="0 0 1233 5335" svg:d="m340 836c362-248 537-387 496-836 802 352 322 3679-836 5335">
          <text:p/>
        </draw:path>
        <draw:path draw:style-name="gr1" draw:text-style-name="P1" draw:layer="layout" svg:width="0.711cm" svg:height="2.906cm" draw:transform="skewX (0.011693705988362) rotate (0.105243353895258) translate (8.07651197026109cm 3.31085223473581cm)" svg:viewBox="0 0 712 2907" svg:d="m431 0c-110 496-495 2090-422 2712 54 453 330 26 703-371">
          <text:p/>
        </draw:path>
        <draw:path draw:style-name="gr1" draw:text-style-name="P1" draw:layer="layout" svg:width="4.522cm" svg:height="4.389cm" draw:transform="skewX (0.112224670903235) rotate (0.170344134994647) translate (18.3cm 4cm)" svg:viewBox="0 0 4523 4390" svg:d="m0 0c643 108 1784 600 2216 274 161 154-1517 3020-2113 3119 491-316 3029-3163 4022-2797 243 1037-1310 3263-719 3562 680 513 913 18 1117-10">
          <text:p/>
        </draw:path>
        <draw:path draw:style-name="gr1" draw:text-style-name="P1" draw:layer="layout" svg:width="3.747cm" svg:height="4.679cm" draw:transform="rotate (0.0996583002888762) translate (23.8472381880724cm 3.67211757257983cm)" svg:viewBox="0 0 3748 4680" svg:d="m756 3c607-40 1174 318 2607 60-255-40-2779 1665-3363 2477 975-706 3493-756 3632-139s468 1353-1333 2279">
          <text:p/>
        </draw:path>
        <draw:frame draw:style-name="gr2" draw:text-style-name="P2" draw:layer="layout" svg:width="0.777cm" svg:height="0.818cm" svg:x="9.823cm" svg:y="3.282cm">
          <draw:text-box>
            <text:p><text:span text:style-name="T1">2</text:span></text:p>
          </draw:text-box>
        </draw:frame>
        <draw:frame draw:style-name="gr8" draw:text-style-name="P2" draw:layer="layout" svg:width="0.777cm" svg:height="0.818cm" svg:x="8.023cm" svg:y="3.2cm">
          <draw:text-box draw:corner-radius="6.499cm">
            <text:p><text:span text:style-name="T1">1</text:span></text:p>
          </draw:text-box>
        </draw:frame>
        <draw:frame draw:style-name="gr8" draw:text-style-name="P2" draw:layer="layout" svg:width="0.777cm" svg:height="0.818cm" svg:x="24.523cm" svg:y="3.182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18.3cm" svg:y="3.6cm">
          <draw:text-box>
            <text:p><text:span text:style-name="T1">2</text:span></text:p>
          </draw:text-box>
        </draw:frame>
        <draw:frame draw:style-name="gr8" draw:text-style-name="P2" draw:layer="layout" svg:width="0.777cm" svg:height="0.818cm" svg:x="19.323cm" svg:y="2.9cm">
          <draw:text-box draw:corner-radius="6.499cm">
            <text:p><text:span text:style-name="T1">1</text:span></text:p>
          </draw:text-box>
        </draw:frame>
        <draw:frame draw:style-name="gr8" draw:text-style-name="P2" draw:layer="layout" svg:width="0.777cm" svg:height="0.818cm" svg:x="13.423cm" svg:y="3cm">
          <draw:text-box draw:corner-radius="5.576cm">
            <text:p><text:span text:style-name="T1">1</text:span></text:p>
          </draw:text-box>
        </draw:frame>
        <draw:frame draw:style-name="gr2" draw:text-style-name="P2" draw:layer="layout" svg:width="0.777cm" svg:height="0.818cm" svg:x="2.9cm" svg:y="4.3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2.723cm" svg:y="3cm">
          <draw:text-box draw:corner-radius="6.499cm">
            <text:p><text:span text:style-name="T1">1</text:span></text:p>
          </draw:text-box>
        </draw:frame>
      </draw:page>
      <draw:page draw:name="page10" draw:style-name="dp1" draw:master-page-name="標準">
        <draw:path draw:style-name="gr1" draw:text-style-name="P1" draw:layer="layout" svg:width="3.064cm" svg:height="0.076cm" draw:transform="skewX (-0.0123918376891597) rotate (0.0945968454580926) translate (12.9990268800259cm 3.53126569093195cm)" svg:viewBox="0 0 3065 77" svg:d="m0 9c1152 110 2246-120 3065 68">
          <text:p/>
        </draw:path>
        <draw:path draw:style-name="gr1" draw:text-style-name="P1" draw:layer="layout" svg:width="2.101cm" svg:height="4.585cm" draw:transform="skewX (0.027401669256311) rotate (-0.0870919296745181) translate (13.3847474339394cm 2.00926787157679cm)" svg:viewBox="0 0 2102 4586" svg:d="m1112 0c412 851-370 2251-1112 3093 1091-540 1364-896 1829-493s214 757 123 1986">
          <text:p/>
        </draw:path>
        <draw:path draw:style-name="gr1" draw:text-style-name="P1" draw:layer="layout" svg:width="0.58cm" svg:height="4.89cm" draw:transform="rotate (0.0996583002888762) translate (3.42200068009424cm 2.64279388859529cm)" svg:viewBox="0 0 581 4891" svg:d="m581 0c-90 896-837 4353-489 4891">
          <text:p/>
        </draw:path>
        <draw:path draw:style-name="gr1" draw:text-style-name="P1" draw:layer="layout" svg:width="4.511cm" svg:height="4.179cm" draw:transform="skewX (0.112224670903235) rotate (0.170344134994647) translate (2.62042296672643cm 3.61368813449331cm)" svg:viewBox="0 0 4512 4180" svg:d="m81 0c643 108 1784 600 2216 274 161 154-1702 2699-2297 2798 491-315 3130-3155 4064-1803s327 3042-1085 2903">
          <text:p/>
        </draw:path>
        <draw:path draw:style-name="gr1" draw:text-style-name="P1" draw:layer="layout" svg:width="4.696cm" svg:height="5.076cm" draw:transform="skewX (0.0106465084371654) rotate (0.105068820970059) translate (22.2544736052896cm 2.61641632768839cm)" svg:viewBox="0 0 4697 5077" svg:d="m2764 0c-415 2171-2154 3907-2764 4803 1018-779 1923-1459 2432-1295s-21 1327 904 1535 790-581 1361-1074">
          <text:p/>
        </draw:path>
        <draw:path draw:style-name="gr1" draw:text-style-name="P1" draw:layer="layout" svg:width="3.295cm" svg:height="2.711cm" draw:transform="skewX (-0.0930260491312977) rotate (-0.156556033903892) translate (13.2578858509691cm 4.54688170461068cm)" svg:viewBox="0 0 3296 2712" svg:d="m2729 0c-920 473-2887 1109-2719 2073s1947 687 3286 149">
          <text:p/>
        </draw:path>
        <draw:frame draw:style-name="gr3" draw:text-style-name="P2" draw:layer="layout" svg:width="0.777cm" svg:height="0.818cm" svg:x="14.123cm" svg:y="2cm">
          <draw:text-box>
            <text:p><text:span text:style-name="T1">2</text:span></text:p>
          </draw:text-box>
        </draw:frame>
        <draw:frame draw:style-name="gr2" draw:text-style-name="P2" draw:layer="layout" svg:width="0.777cm" svg:height="0.818cm" svg:x="12.923cm" svg:y="3.1cm">
          <draw:text-box draw:corner-radius="6.499cm">
            <text:p><text:span text:style-name="T1">1</text:span></text:p>
          </draw:text-box>
        </draw:frame>
        <draw:frame draw:style-name="gr12" draw:text-style-name="P2" draw:layer="layout" svg:width="0.777cm" svg:height="0.818cm" svg:x="15.223cm" svg:y="4.682cm">
          <draw:text-box>
            <text:p><text:span text:style-name="T1">3</text:span></text:p>
          </draw:text-box>
        </draw:frame>
        <draw:frame draw:style-name="gr4" draw:text-style-name="P2" draw:layer="layout" svg:width="0.777cm" svg:height="2.982cm" svg:x="13.4cm" svg:y="6.8cm">
          <draw:text-box>
            <text:p><text:span text:style-name="T1">4</text:span></text:p>
          </draw:text-box>
        </draw:frame>
        <draw:frame draw:style-name="gr2" draw:text-style-name="P2" draw:layer="layout" svg:width="0.777cm" svg:height="0.818cm" svg:x="24.6cm" svg:y="2.282cm">
          <draw:text-box draw:corner-radius="6.499cm">
            <text:p><text:span text:style-name="T1">1</text:span></text:p>
          </draw:text-box>
        </draw:frame>
        <draw:frame draw:style-name="gr2" draw:text-style-name="P2" draw:layer="layout" svg:width="0.777cm" svg:height="0.818cm" svg:x="3.6cm" svg:y="2.482cm">
          <draw:text-box draw:corner-radius="6.499cm">
            <text:p><text:span text:style-name="T1">1</text:span></text:p>
          </draw:text-box>
        </draw:frame>
        <draw:frame draw:style-name="gr3" draw:text-style-name="P2" draw:layer="layout" svg:width="0.777cm" svg:height="0.818cm" svg:x="2.623cm" svg:y="3.182cm">
          <draw:text-box>
            <text:p><text:span text:style-name="T1">2</text:span></text:p>
          </draw:text-box>
        </draw:frame>
      </draw:page>
      <draw:page draw:name="page11" draw:style-name="dp1" draw:master-page-name="標準">
        <draw:path draw:style-name="gr1" draw:text-style-name="P1" draw:layer="layout" svg:width="3.89cm" svg:height="3.72cm" draw:transform="rotate (0.0996583002888762) translate (13.1cm 4.2cm)" svg:viewBox="0 0 3891 3721" svg:d="m0 0c1095 105 3194 219 3891 289-199 985-179 2796-2856 3432">
          <text:p/>
        </draw:path>
        <draw:path draw:style-name="gr1" draw:text-style-name="P1" draw:layer="layout" svg:width="0.039cm" svg:height="1.402cm" draw:transform="rotate (0.0996583002888762) translate (14.9604104507087cm 2.30395854099214cm)" svg:viewBox="0 0 40 1403" svg:d="m40 0c-40 398 10 905-40 1403">
          <text:p/>
        </draw:path>
        <draw:path draw:style-name="gr1" draw:text-style-name="P1" draw:layer="layout" svg:width="0.282cm" svg:height="3.094cm" draw:transform="rotate (0.0996583002888762) translate (10.0921108693155cm 4.82078673943926cm)" svg:viewBox="0 0 283 3095" svg:d="m209 0c149 517 70 308-209 3095">
          <text:p/>
        </draw:path>
        <draw:path draw:style-name="gr1" draw:text-style-name="P1" draw:layer="layout" svg:width="3.624cm" svg:height="2.957cm" draw:transform="rotate (0.0996583002888762) translate (7.79347986791071cm 3.16061430446775cm)" svg:viewBox="0 0 3625 2958" svg:d="m3625 0c-115 934-3869 3046-3612 2955">
          <text:p/>
        </draw:path>
        <draw:path draw:style-name="gr1" draw:text-style-name="P1" draw:layer="layout" svg:width="4.979cm" svg:height="2.409cm" draw:transform="rotate (0.0996583002888762) translate (2.5cm 3.148cm)" svg:viewBox="0 0 4980 2410" svg:d="m0 0c781 76 3489 284 4980 450-106 391-876 1721-1503 1960">
          <text:p/>
        </draw:path>
        <draw:path draw:style-name="gr1" draw:text-style-name="P1" draw:layer="layout" svg:width="2.377cm" svg:height="3.681cm" draw:transform="rotate (0.0996583002888762) translate (3.3336988408593cm 4.13660537454713cm)" svg:viewBox="0 0 2378 3682" svg:d="m2378 0c-50 1503-1746 3395-2378 3682">
          <text:p/>
        </draw:path>
        <draw:frame draw:style-name="gr2" draw:text-style-name="P2" draw:layer="layout" svg:width="0.777cm" svg:height="0.818cm" svg:x="3.623cm" svg:y="4.694cm">
          <draw:text-box>
            <text:p><text:span text:style-name="T1">1</text:span></text:p>
          </draw:text-box>
        </draw:frame>
        <draw:frame draw:style-name="gr2" draw:text-style-name="P2" draw:layer="layout" svg:width="0.777cm" svg:height="0.818cm" svg:x="5.323cm" svg:y="3.8cm">
          <draw:text-box>
            <text:p><text:span text:style-name="T1">2</text:span></text:p>
          </draw:text-box>
        </draw:frame>
        <draw:frame draw:style-name="gr13" draw:text-style-name="P2" draw:layer="layout" svg:width="0.777cm" svg:height="0.818cm" svg:x="2.423cm" svg:y="2.782cm">
          <draw:text-box>
            <text:p><text:span text:style-name="T1">1</text:span></text:p>
          </draw:text-box>
        </draw:frame>
        <draw:path draw:style-name="gr1" draw:text-style-name="P1" draw:layer="layout" svg:width="0.098cm" svg:height="1.999cm" draw:transform="rotate (0.0996583002888762) translate (12.9010105984523cm 3.40989790514995cm)" svg:viewBox="0 0 99 2000" svg:d="m99 0c-39 398-49 1503-99 2000">
          <text:p/>
        </draw:path>
        <draw:path draw:style-name="gr1" draw:text-style-name="P1" draw:layer="layout" svg:width="4.581cm" svg:height="0.409cm" draw:transform="rotate (0.0996583002888762) translate (18.2cm 3.148cm)" svg:viewBox="0 0 4582 410" svg:d="m0 0c781 76 3091 244 4582 410">
          <text:p/>
        </draw:path>
        <draw:path draw:style-name="gr1" draw:text-style-name="P1" draw:layer="layout" svg:width="0.347cm" svg:height="3.482cm" draw:transform="rotate (0.0996583002888762) translate (20.1535008618376cm 3.43464629092053cm)" svg:viewBox="0 0 348 3483" svg:d="m348 0c-119 1194-278 2786-348 3483">
          <text:p/>
        </draw:path>
        <draw:frame draw:style-name="gr2" draw:text-style-name="P2" draw:layer="layout" svg:width="0.777cm" svg:height="0.818cm" svg:x="19.323cm" svg:y="4.694cm">
          <draw:text-box>
            <text:p><text:span text:style-name="T1">1</text:span></text:p>
          </draw:text-box>
        </draw:frame>
        <draw:frame draw:style-name="gr2" draw:text-style-name="P2" draw:layer="layout" svg:width="0.777cm" svg:height="0.818cm" svg:x="20.123cm" svg:y="3.3cm">
          <draw:text-box>
            <text:p><text:span text:style-name="T1">2</text:span></text:p>
          </draw:text-box>
        </draw:frame>
        <draw:frame draw:style-name="gr13" draw:text-style-name="P2" draw:layer="layout" svg:width="0.777cm" svg:height="0.818cm" svg:x="18.123cm" svg:y="2.782cm">
          <draw:text-box>
            <text:p><text:span text:style-name="T1">1</text:span></text:p>
          </draw:text-box>
        </draw:frame>
        <draw:path draw:style-name="gr1" draw:text-style-name="P1" draw:layer="layout" svg:width="4.604cm" svg:height="0.411cm" draw:transform="rotate (0.0996583002888762) translate (24.177cm 3.648cm)" svg:viewBox="0 0 4605 412" svg:d="m0 0c781 76 3114 246 4605 412">
          <text:p/>
        </draw:path>
        <draw:path draw:style-name="gr1" draw:text-style-name="P1" draw:layer="layout" svg:width="2.586cm" svg:height="2.755cm" draw:transform="rotate (0.0996583002888762) translate (24.3257683013228cm 4.15739625443864cm)" svg:viewBox="0 0 2587 2756" svg:d="m2587 0c-315 1375-1955 2470-2587 2756">
          <text:p/>
        </draw:path>
        <draw:frame draw:style-name="gr2" draw:text-style-name="P2" draw:layer="layout" svg:width="0.777cm" svg:height="0.818cm" svg:x="24.7cm" svg:y="4.694cm">
          <draw:text-box>
            <text:p><text:span text:style-name="T1">1</text:span></text:p>
          </draw:text-box>
        </draw:frame>
        <draw:frame draw:style-name="gr2" draw:text-style-name="P2" draw:layer="layout" svg:width="0.777cm" svg:height="0.818cm" svg:x="26.4cm" svg:y="3.8cm">
          <draw:text-box>
            <text:p><text:span text:style-name="T1">2</text:span></text:p>
          </draw:text-box>
        </draw:frame>
        <draw:frame draw:style-name="gr13" draw:text-style-name="P2" draw:layer="layout" svg:width="0.777cm" svg:height="0.818cm" svg:x="24.1cm" svg:y="3.282cm">
          <draw:text-box>
            <text:p><text:span text:style-name="T1">1</text:span></text:p>
          </draw:text-box>
        </draw:frame>
        <draw:path draw:style-name="gr1" draw:text-style-name="P1" draw:layer="layout" svg:width="5.276cm" svg:height="0.478cm" draw:transform="rotate (0.0996583002888762) translate (17.901cm 6.948cm)" svg:viewBox="0 0 5277 479" svg:d="m0 0c781 76 3787 313 5277 479">
          <text:p/>
        </draw:path>
        <draw:frame draw:style-name="gr13" draw:text-style-name="P2" draw:layer="layout" svg:width="0.777cm" svg:height="0.818cm" svg:x="17.824cm" svg:y="6.582cm">
          <draw:text-box>
            <text:p><text:span text:style-name="T1">3</text:span></text:p>
          </draw:text-box>
        </draw:frame>
        <draw:path draw:style-name="gr1" draw:text-style-name="P1" draw:layer="layout" svg:width="1.482cm" svg:height="5.382cm" draw:transform="rotate (0.0996583002888762) translate (26.0248001468356cm 2.04750456104945cm)" svg:viewBox="0 0 1483 5383" svg:d="m1483 0c-82 636-315 3821-438 5383-199-20-766-378-1045-607">
          <text:p/>
        </draw:path>
        <draw:frame draw:style-name="gr2" draw:text-style-name="P2" draw:layer="layout" svg:width="0.777cm" svg:height="0.818cm" svg:x="27.1cm" svg:y="1.9cm">
          <draw:text-box>
            <text:p><text:span text:style-name="T1">2</text:span></text:p>
          </draw:text-box>
        </draw:frame>
        <draw:frame draw:style-name="gr13" draw:text-style-name="P2" draw:layer="layout" svg:width="0.777cm" svg:height="0.818cm" svg:x="18.123cm" svg:y="2.782cm">
          <draw:text-box>
            <text:p><text:span text:style-name="T1">1</text:span></text:p>
          </draw:text-box>
        </draw:frame>
        <draw:frame draw:style-name="gr13" draw:text-style-name="P2" draw:layer="layout" svg:width="0.777cm" svg:height="0.818cm" svg:x="13.023cm" svg:y="3.8cm">
          <draw:text-box>
            <text:p><text:span text:style-name="T1">3</text:span></text:p>
          </draw:text-box>
        </draw:frame>
        <draw:frame draw:style-name="gr2" draw:text-style-name="P2" draw:layer="layout" svg:width="0.777cm" svg:height="0.818cm" svg:x="12.623cm" svg:y="3.3cm">
          <draw:text-box>
            <text:p><text:span text:style-name="T1">2</text:span></text:p>
          </draw:text-box>
        </draw:frame>
        <draw:frame draw:style-name="gr13" draw:text-style-name="P2" draw:layer="layout" svg:width="0.777cm" svg:height="0.818cm" svg:x="14.623cm" svg:y="2.2cm">
          <draw:text-box>
            <text:p><text:span text:style-name="T1">1</text:span></text:p>
          </draw:text-box>
        </draw:frame>
        <draw:frame draw:style-name="gr13" draw:text-style-name="P2" draw:layer="layout" svg:width="0.777cm" svg:height="0.818cm" svg:x="10.823cm" svg:y="2.7cm">
          <draw:text-box>
            <text:p><text:span text:style-name="T1">1</text:span></text:p>
          </draw:text-box>
        </draw:frame>
        <draw:frame draw:style-name="gr2" draw:text-style-name="P2" draw:layer="layout" svg:width="0.777cm" svg:height="0.818cm" svg:x="10cm" svg:y="4.7cm">
          <draw:text-box>
            <text:p><text:span text:style-name="T1">2</text:span></text:p>
          </draw:text-box>
        </draw:frame>
      </draw:page>
      <draw:page draw:name="page12" draw:style-name="dp1" draw:master-page-name="標準">
        <draw:path draw:style-name="gr1" draw:text-style-name="P1" draw:layer="layout" svg:width="2.827cm" svg:height="4.268cm" draw:transform="skewX (-0.000174532925199456) rotate (0.0996583002888762) translate (13.6985037071417cm 3.27023109474626cm)" svg:viewBox="0 0 2828 4269" svg:d="m39 0c1058 102 2116 212 2789 279-193 952-240 3375-2828 3990">
          <text:p/>
        </draw:path>
        <draw:path draw:style-name="gr1" draw:text-style-name="P1" draw:layer="layout" svg:width="2.114cm" svg:height="3.672cm" draw:transform="rotate (0.0996583002888762) translate (19.2668608640278cm 4.53981086816339cm)" svg:viewBox="0 0 2115 3673" svg:d="m2115 0c-230 1337-923 3404-2115 3673">
          <text:p/>
        </draw:path>
        <draw:path draw:style-name="gr1" draw:text-style-name="P1" draw:layer="layout" svg:width="1.25cm" svg:height="2.502cm" draw:transform="skewX (0.00122173047639603) rotate (0.100530964914873) translate (17.6144547968039cm 2.81207478612214cm)" svg:viewBox="0 0 1251 2503" svg:d="m1251 0c-134 1346-1469 2587-1220 2499">
          <text:p/>
        </draw:path>
        <draw:path draw:style-name="gr1" draw:text-style-name="P1" draw:layer="layout" svg:width="4.607cm" svg:height="5.107cm" draw:transform="skewX (0.169646003293849) rotate (0.215199096770901) translate (1.67441039996932cm 3.7545793994708cm)" svg:viewBox="0 0 4608 5108" svg:d="m0 0c769 157 3141 523 4608 867-66 842-434 2896-695 4240-133 35-589-1189-636-1183">
          <text:p/>
        </draw:path>
        <draw:path draw:style-name="gr1" draw:text-style-name="P1" draw:layer="layout" svg:width="2.183cm" svg:height="4.886cm" draw:transform="skewX (0.0832522053201296) rotate (0.149225651045515) translate (1.83426893412367cm 2.62098410795344cm)" svg:viewBox="0 0 2184 4887" svg:d="m2184 0c-238 2088-1570 4469-2184 4887">
          <text:p/>
        </draw:path>
        <draw:frame draw:style-name="gr14" draw:text-style-name="P2" draw:layer="layout" svg:width="0.777cm" svg:height="0.818cm" svg:x="1.987cm" svg:y="3.064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3.629cm" svg:y="2.2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1.6cm" svg:y="3.342cm">
          <draw:text-box>
            <text:p><text:span text:style-name="T1">1</text:span></text:p>
          </draw:text-box>
        </draw:frame>
        <draw:path draw:style-name="gr1" draw:text-style-name="P1" draw:layer="layout" svg:width="1.326cm" svg:height="2.585cm" draw:transform="rotate (0.0998328332140757) translate (12.5133241535768cm 2.52890021784262cm)" svg:viewBox="0 0 1327 2586" svg:d="m1327 0c-67 673-1087 2125-1327 2586">
          <text:p/>
        </draw:path>
        <draw:path draw:style-name="gr1" draw:text-style-name="P1" draw:layer="layout" svg:width="4.081cm" svg:height="0.069cm" draw:transform="skewX (-0.00226892802759264) rotate (0.0996583002888762) translate (7.45303847858759cm 4.63547643895084cm)" svg:viewBox="0 0 4082 70" svg:d="m0 30c755 73 2813 37 4082-30">
          <text:p/>
        </draw:path>
        <draw:path draw:style-name="gr1" draw:text-style-name="P1" draw:layer="layout" svg:width="0.328cm" svg:height="6.087cm" draw:transform="skewX (-0.0570722665402146) translate (9.28881351382444cm 2.39660259999233cm)" svg:viewBox="0 0 329 6088" svg:d="m0 0c140 1464 309 4735 329 6088">
          <text:p/>
        </draw:path>
        <draw:frame draw:style-name="gr15" draw:text-style-name="P2" draw:layer="layout" svg:width="0.777cm" svg:height="0.818cm" svg:x="18.423cm" svg:y="2.6cm">
          <draw:text-box>
            <text:p><text:span text:style-name="T1">1</text:span></text:p>
          </draw:text-box>
        </draw:frame>
        <draw:path draw:style-name="gr1" draw:text-style-name="P1" draw:layer="layout" svg:width="3.749cm" svg:height="0.377cm" draw:transform="rotate (0.0996583002888762) translate (24.0001615599954cm 7.6168155846148cm)" svg:viewBox="0 0 3750 378" svg:d="m0 0c755 74 2309 217 3750 378">
          <text:p/>
        </draw:path>
        <draw:frame draw:style-name="gr15" draw:text-style-name="P2" draw:layer="layout" svg:width="0.777cm" svg:height="0.818cm" svg:x="24.097cm" svg:y="4.519cm">
          <draw:text-box>
            <text:p><text:span text:style-name="T1">1</text:span></text:p>
          </draw:text-box>
        </draw:frame>
        <draw:path draw:style-name="gr1" draw:text-style-name="P1" draw:layer="layout" svg:width="5.05cm" svg:height="0.056cm" draw:transform="rotate (0.0996583002888762) translate (7.07114905821468cm 6.2683455035771cm)" svg:viewBox="0 0 5051 57" svg:d="m0 37c755 73 3599-75 5051-27">
          <text:p/>
        </draw:path>
        <draw:frame draw:style-name="gr16" draw:text-style-name="P2" draw:layer="layout" svg:width="0.777cm" svg:height="0.818cm" svg:x="8.9cm" svg:y="2.3cm">
          <draw:text-box>
            <text:p><text:span text:style-name="T1">3</text:span></text:p>
          </draw:text-box>
        </draw:frame>
        <draw:frame draw:style-name="gr17" draw:text-style-name="P2" draw:layer="layout" svg:width="0.777cm" svg:height="0.827cm" svg:x="13.323cm" svg:y="2.3cm">
          <draw:text-box>
            <text:p><text:span text:style-name="T1">1</text:span></text:p>
          </draw:text-box>
        </draw:frame>
        <draw:path draw:style-name="gr1" draw:text-style-name="P1" draw:layer="layout" svg:width="4.449cm" svg:height="0.396cm" draw:transform="rotate (0.0994837673636768) translate (18.5693174061433cm 4.18535130574836cm)" svg:viewBox="0 0 4450 397" svg:d="m0 0c755 73 3009 237 4450 397">
          <text:p/>
        </draw:path>
        <draw:path draw:style-name="gr1" draw:text-style-name="P1" draw:layer="layout" svg:width="3.627cm" svg:height="4.633cm" draw:transform="skewX (0.169471470368649) rotate (0.215199096770901) translate (24.1934353261495cm 4.13788779384132cm)" svg:viewBox="0 0 3628 4634" svg:d="m0 0c769 157 2161 330 3628 675-40 844-143 3015-188 3959">
          <text:p/>
        </draw:path>
        <draw:frame draw:style-name="gr15" draw:text-style-name="P2" draw:layer="layout" svg:width="0.777cm" svg:height="0.818cm" svg:x="7.4cm" svg:y="4.3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24.123cm" svg:y="3.7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23.923cm" svg:y="7.182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18.5cm" svg:y="3.782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13.7cm" svg:y="2.882cm">
          <draw:text-box>
            <text:p><text:span text:style-name="T1">2</text:span></text:p>
          </draw:text-box>
        </draw:frame>
        <draw:frame draw:style-name="gr16" draw:text-style-name="P2" draw:layer="layout" svg:width="0.777cm" svg:height="0.818cm" svg:x="20.923cm" svg:y="4.282cm">
          <draw:text-box draw:corner-radius="14.099cm">
            <text:p><text:span text:style-name="T1">3</text:span></text:p>
          </draw:text-box>
        </draw:frame>
        <draw:frame draw:style-name="gr18" draw:text-style-name="P2" draw:layer="layout" svg:width="0.777cm" svg:height="1.384cm" svg:x="7.023cm" svg:y="5.816cm">
          <draw:text-box>
            <text:p><text:span text:style-name="T1">2</text:span></text:p>
          </draw:text-box>
        </draw:frame>
      </draw:page>
      <draw:page draw:name="page13" draw:style-name="dp1" draw:master-page-name="標準">
        <draw:path draw:style-name="gr1" draw:text-style-name="P1" draw:layer="layout" svg:width="3.901cm" svg:height="3.874cm" draw:transform="skewX (-0.0614355896702004) rotate (0.0736528944341607) translate (12.4771756013713cm 3.55333458626832cm)" svg:viewBox="0 0 3902 3875" svg:d="m725 0c1433 103 2266 169 3177 235-420 876-1623 3103-3902 3640">
          <text:p/>
        </draw:path>
        <draw:path draw:style-name="gr1" draw:text-style-name="P1" draw:layer="layout" svg:width="2.656cm" svg:height="3.452cm" draw:transform="rotate (0.0996583002888762) translate (25.3564684736903cm 3.86432551262274cm)" svg:viewBox="0 0 2657 3453" svg:d="m2657 0c-230 1338-1464 3183-2657 3453">
          <text:p/>
        </draw:path>
        <draw:path draw:style-name="gr1" draw:text-style-name="P1" draw:layer="layout" svg:width="4.362cm" svg:height="1.483cm" draw:transform="skewX (0.169646003293849) rotate (0.215199096770901) translate (18.4cm 4.5cm)" svg:viewBox="0 0 4363 1484" svg:d="m0 0c770 156 3345 705 4363 821-133 35-966 657-1013 663">
          <text:p/>
        </draw:path>
        <draw:path draw:style-name="gr1" draw:text-style-name="P1" draw:layer="layout" svg:width="2.091cm" svg:height="4.393cm" draw:transform="skewX (0.0785398163397449) rotate (0.145734992541526) translate (3.66560557308506cm 3.50255105916791cm)" svg:viewBox="0 0 2092 4394" svg:d="m2083 0c146 2225-1482 3992-2083 4394">
          <text:p/>
        </draw:path>
        <draw:path draw:style-name="gr1" draw:text-style-name="P1" draw:layer="layout" svg:width="1.846cm" svg:height="1.587cm" draw:transform="skewX (-0.0333357887130917) rotate (-0.117809724509618) translate (15.2cm 5.6cm)" svg:viewBox="0 0 1847 1588" svg:d="m0 0c632 327 1644 1127 1847 1588">
          <text:p/>
        </draw:path>
        <draw:path draw:style-name="gr1" draw:text-style-name="P1" draw:layer="layout" svg:width="0.902cm" svg:height="1.299cm" draw:transform="skewX (-0.0570722665402146) translate (24.423cm 3.7cm)" svg:viewBox="0 0 903 1300" svg:d="m0 0c37 700 631 800 903 1300">
          <text:p/>
        </draw:path>
        <draw:path draw:style-name="gr1" draw:text-style-name="P1" draw:layer="layout" svg:width="4.379cm" svg:height="1.412cm" draw:transform="skewX (-0.00383972435438752) rotate (0.097563905186483) translate (7.84066792839885cm 6.02462728187135cm)" svg:viewBox="0 0 4380 1413" svg:d="m0 1403c740 70 3766-210 4380-1403">
          <text:p/>
        </draw:path>
        <draw:path draw:style-name="gr1" draw:text-style-name="P1" draw:layer="layout" svg:width="5.178cm" svg:height="0.409cm" draw:transform="skewX (-0.0101229096615671) rotate (0.0973893722612836) translate (2cm 4.54285714285714cm)" svg:viewBox="0 0 5179 410" svg:d="m0 0c740 70 3766 256 5179 410">
          <text:p/>
        </draw:path>
        <draw:path draw:style-name="gr1" draw:text-style-name="P1" draw:layer="layout" svg:width="3.035cm" svg:height="4.547cm" draw:transform="skewX (0.169471470368649) rotate (0.215199096770901) translate (19.3233567736321cm 3.33861135003777cm)" svg:viewBox="0 0 3036 4548" svg:d="m181 0c32 1487-217 2421-176 3712 695 443 2543 339 3031 836">
          <text:p/>
        </draw:path>
        <draw:path draw:style-name="gr1" draw:text-style-name="P1" draw:layer="layout" svg:width="0.164cm" svg:height="2.585cm" draw:transform="skewX (0.00122173047639604) rotate (0.102799892942466) translate (3.20890492764401cm 3.21693656647998cm)" svg:viewBox="0 0 165 2586" svg:d="m165 0c-131 1290-97 1918-165 2586">
          <text:p/>
        </draw:path>
        <draw:path draw:style-name="gr1" draw:text-style-name="P1" draw:layer="layout" svg:width="1.717cm" svg:height="0.554cm" draw:transform="skewX (-0.00261799387799149) rotate (0.0982620368872808) translate (7.78653846153846cm 5.11836734693878cm)" svg:viewBox="0 0 1718 555" svg:d="m0 0c272 234 1444 335 1718 555">
          <text:p/>
        </draw:path>
        <draw:path draw:style-name="gr1" draw:text-style-name="P1" draw:layer="layout" svg:width="1.697cm" svg:height="0.745cm" draw:transform="skewX (-0.00349065850398865) rotate (0.0982620368872807) translate (7.98269230769231cm 3.87142857142857cm)" svg:viewBox="0 0 1698 746" svg:d="m0 0c558 359 1346 326 1698 746">
          <text:p/>
        </draw:path>
        <draw:frame draw:style-name="gr15" draw:text-style-name="P2" draw:layer="layout" svg:width="0.777cm" svg:height="0.818cm" svg:x="7.923cm" svg:y="3.582cm">
          <draw:text-box>
            <text:p><text:span text:style-name="T1">1</text:span></text:p>
          </draw:text-box>
        </draw:frame>
        <draw:frame draw:style-name="gr19" draw:text-style-name="P2" draw:layer="layout" svg:width="0.777cm" svg:height="0.818cm" svg:x="1.923cm" svg:y="4.1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0.477cm" svg:y="6.109cm">
          <draw:text-box>
            <text:p><text:span text:style-name="T1">1</text:span></text:p>
          </draw:text-box>
        </draw:frame>
        <draw:frame draw:style-name="gr16" draw:text-style-name="P2" draw:layer="layout" svg:width="0.777cm" svg:height="0.818cm" svg:x="5.4cm" svg:y="3.1cm">
          <draw:text-box draw:corner-radius="5.501cm">
            <text:p><text:span text:style-name="T1">3</text:span></text:p>
          </draw:text-box>
        </draw:frame>
        <draw:frame draw:style-name="gr15" draw:text-style-name="P2" draw:layer="layout" svg:width="0.777cm" svg:height="0.818cm" svg:x="3.023cm" svg:y="3.1cm">
          <draw:text-box>
            <text:p><text:span text:style-name="T1">1</text:span></text:p>
          </draw:text-box>
        </draw:frame>
        <draw:frame draw:style-name="gr16" draw:text-style-name="P2" draw:layer="layout" svg:width="0.777cm" svg:height="0.818cm" svg:x="7.9cm" svg:y="7cm">
          <draw:text-box draw:corner-radius="5.501cm">
            <text:p><text:span text:style-name="T1">3</text:span></text:p>
          </draw:text-box>
        </draw:frame>
        <draw:frame draw:style-name="gr19" draw:text-style-name="P2" draw:layer="layout" svg:width="0.777cm" svg:height="0.818cm" svg:x="27.523cm" svg:y="3.5cm">
          <draw:text-box>
            <text:p><text:span text:style-name="T1">2</text:span></text:p>
          </draw:text-box>
        </draw:frame>
        <draw:frame draw:style-name="gr19" draw:text-style-name="P2" draw:layer="layout" svg:width="0.777cm" svg:height="0.818cm" svg:x="19.123cm" svg:y="3.2cm">
          <draw:text-box>
            <text:p><text:span text:style-name="T1">2</text:span></text:p>
          </draw:text-box>
        </draw:frame>
        <draw:frame draw:style-name="gr19" draw:text-style-name="P2" draw:layer="layout" svg:width="0.777cm" svg:height="0.818cm" svg:x="15.023cm" svg:y="5.4cm">
          <draw:text-box>
            <text:p><text:span text:style-name="T1">2</text:span></text:p>
          </draw:text-box>
        </draw:frame>
        <draw:frame draw:style-name="gr19" draw:text-style-name="P2" draw:layer="layout" svg:width="0.777cm" svg:height="0.818cm" svg:x="7.723cm" svg:y="4.782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24.123cm" svg:y="3.582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18.323cm" svg:y="4.1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13.123cm" svg:y="3.1cm">
          <draw:text-box>
            <text:p><text:span text:style-name="T1">1</text:span></text:p>
          </draw:text-box>
        </draw:frame>
      </draw:page>
      <draw:page draw:name="page14" draw:style-name="dp1" draw:master-page-name="標準">
        <draw:path draw:style-name="gr1" draw:text-style-name="P1" draw:layer="layout" svg:width="2.656cm" svg:height="3.452cm" draw:transform="rotate (0.0996583002888762) translate (14.2564684736903cm 3.26432551262274cm)" svg:viewBox="0 0 2657 3453" svg:d="m2657 0c-230 1338-1464 3183-2657 3453">
          <text:p/>
        </draw:path>
        <draw:path draw:style-name="gr1" draw:text-style-name="P1" draw:layer="layout" svg:width="0.972cm" svg:height="2.712cm" draw:transform="skewX (0.122347580564802) rotate (0.177325452002624) translate (19.8497748434494cm 4.47028771848341cm)" svg:viewBox="0 0 973 2713" svg:d="m965 0c89 1649-597 2416-965 2713">
          <text:p/>
        </draw:path>
        <draw:path draw:style-name="gr1" draw:text-style-name="P1" draw:layer="layout" svg:width="0.902cm" svg:height="1.299cm" draw:transform="skewX (-0.0570722665402146) translate (13.323cm 3.1cm)" svg:viewBox="0 0 903 1300" svg:d="m0 0c37 700 631 800 903 1300">
          <text:p/>
        </draw:path>
        <draw:path draw:style-name="gr1" draw:text-style-name="P1" draw:layer="layout" svg:width="4.285cm" svg:height="0.318cm" draw:transform="skewX (-0.0101229096615671) rotate (0.0973893722612836) translate (18.7cm 4.3cm)" svg:viewBox="0 0 4286 319" svg:d="m0 0c740 70 2874 165 4286 319">
          <text:p/>
        </draw:path>
        <draw:path draw:style-name="gr1" draw:text-style-name="P1" draw:layer="layout" svg:width="1.664cm" svg:height="1.068cm" draw:transform="skewX (-0.00261799387799149) rotate (0.0982620368872807) translate (24.701cm 4.4cm)" svg:viewBox="0 0 1665 1069" svg:d="m0 0c497 49 1392 849 1665 1069">
          <text:p/>
        </draw:path>
        <draw:path draw:style-name="gr1" draw:text-style-name="P1" draw:layer="layout" svg:width="1.697cm" svg:height="0.745cm" draw:transform="skewX (-0.00349065850398863) rotate (0.0982620368872807) translate (3.33469230769231cm 4.00042857142857cm)" svg:viewBox="0 0 1698 746" svg:d="m0 0c558 359 1346 326 1698 746">
          <text:p/>
        </draw:path>
        <draw:path draw:style-name="gr1" draw:text-style-name="P1" draw:layer="layout" svg:width="2.827cm" svg:height="4.179cm" draw:transform="skewX (-0.000174532925199431) rotate (0.0996583002888762) translate (2.96743504813982cm 2.99324674455408cm)" svg:viewBox="0 0 2828 4180" svg:d="m937 0c1058 103 1218 123 1891 189-193 953-240 3376-2828 3991">
          <text:p/>
        </draw:path>
        <draw:path draw:style-name="gr1" draw:text-style-name="P1" draw:layer="layout" svg:width="1.162cm" svg:height="2.58cm" draw:transform="rotate (0.0998328332140756) translate (2.54276567977676cm 2.3159153306976cm)" svg:viewBox="0 0 1163 2581" svg:d="m1163 0c-70 697-923 2120-1163 2581">
          <text:p/>
        </draw:path>
        <draw:path draw:style-name="gr1" draw:text-style-name="P1" draw:layer="layout" svg:width="1.581cm" svg:height="3.76cm" draw:transform="rotate (0.0996583002888762) translate (8.62577968864889cm 3.25740557153857cm)" svg:viewBox="0 0 1582 3761" svg:d="m1582 0c10 1910-389 3492-1582 3761">
          <text:p/>
        </draw:path>
        <draw:path draw:style-name="gr1" draw:text-style-name="P1" draw:layer="layout" svg:width="2.277cm" svg:height="1.486cm" draw:transform="skewX (0.00122173047639601) rotate (0.100530964914873) translate (8.73320683651629cm 2.42865371783877cm)" svg:viewBox="0 0 2278 1487" svg:d="m2278 0c-368 666-2507 1568-2258 1481">
          <text:p/>
        </draw:path>
        <draw:path draw:style-name="gr1" draw:text-style-name="P1" draw:layer="layout" svg:width="4.784cm" svg:height="0.393cm" draw:transform="rotate (0.102974425867665) translate (7.8cm 4.7cm)" svg:viewBox="0 0 4785 394" svg:d="m0 0c879 89 3108 202 4785 394">
          <text:p/>
        </draw:path>
        <draw:path draw:style-name="gr1" draw:text-style-name="P1" draw:layer="layout" svg:width="0.046cm" svg:height="2.308cm" draw:transform="skewX (-1.06622164004334) rotate (-1.07145762779932) translate (24.703692064095cm 2.38293512517175cm)" svg:viewBox="0 0 47 2309" svg:d="m19 0c-29 464-29-201 28 2309">
          <text:p/>
        </draw:path>
        <draw:path draw:style-name="gr1" draw:text-style-name="P1" draw:layer="layout" svg:width="0.902cm" svg:height="1.299cm" draw:transform="skewX (-0.0570722665402146) translate (14.323cm 2.9cm)" svg:viewBox="0 0 903 1300" svg:d="m0 0c37 700 631 800 903 1300">
          <text:p/>
        </draw:path>
        <draw:path draw:style-name="gr1" draw:text-style-name="P1" draw:layer="layout" svg:width="3.09cm" svg:height="1.247cm" draw:transform="skewX (0.437903109325377) rotate (0.461988653002899) translate (19.3cm 3.1cm)" svg:viewBox="0 0 3091 1248" svg:d="m0 0c490 193 2156 828 3091 1248">
          <text:p/>
        </draw:path>
        <draw:frame draw:style-name="gr15" draw:text-style-name="P2" draw:layer="layout" svg:width="0.777cm" svg:height="0.818cm" svg:x="10.423cm" svg:y="2.082cm">
          <draw:text-box>
            <text:p><text:span text:style-name="T1">1</text:span></text:p>
          </draw:text-box>
        </draw:frame>
        <draw:frame draw:style-name="gr20" draw:text-style-name="P2" draw:layer="layout" svg:width="0.777cm" svg:height="0.818cm" svg:x="3.824cm" svg:y="2.431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2.378cm" svg:y="4.44cm">
          <draw:text-box>
            <text:p><text:span text:style-name="T1">1</text:span></text:p>
          </draw:text-box>
        </draw:frame>
        <draw:frame draw:style-name="gr16" draw:text-style-name="P2" draw:layer="layout" svg:width="0.777cm" svg:height="0.818cm" svg:x="3.3cm" svg:y="3.7cm">
          <draw:text-box>
            <text:p><text:span text:style-name="T1">3</text:span></text:p>
          </draw:text-box>
        </draw:frame>
        <draw:frame draw:style-name="gr15" draw:text-style-name="P2" draw:layer="layout" svg:width="0.777cm" svg:height="0.818cm" svg:x="3.223cm" svg:y="2.082cm">
          <draw:text-box>
            <text:p><text:span text:style-name="T1">1</text:span></text:p>
          </draw:text-box>
        </draw:frame>
        <draw:frame draw:style-name="gr20" draw:text-style-name="P2" draw:layer="layout" svg:width="0.777cm" svg:height="0.818cm" svg:x="24.7cm" svg:y="4.1cm">
          <draw:text-box>
            <text:p><text:span text:style-name="T1">2</text:span></text:p>
          </draw:text-box>
        </draw:frame>
        <draw:frame draw:style-name="gr16" draw:text-style-name="P2" draw:layer="layout" svg:width="0.777cm" svg:height="0.818cm" svg:x="20.4cm" svg:y="4.2cm">
          <draw:text-box>
            <text:p><text:span text:style-name="T1">3</text:span></text:p>
          </draw:text-box>
        </draw:frame>
        <draw:frame draw:style-name="gr15" draw:text-style-name="P2" draw:layer="layout" svg:width="0.777cm" svg:height="0.818cm" svg:x="24.323cm" svg:y="2.282cm">
          <draw:text-box>
            <text:p><text:span text:style-name="T1">1</text:span></text:p>
          </draw:text-box>
        </draw:frame>
        <draw:frame draw:style-name="gr20" draw:text-style-name="P2" draw:layer="layout" svg:width="0.777cm" svg:height="0.818cm" svg:x="18.6cm" svg:y="3.9cm">
          <draw:text-box>
            <text:p><text:span text:style-name="T1">2</text:span></text:p>
          </draw:text-box>
        </draw:frame>
        <draw:frame draw:style-name="gr16" draw:text-style-name="P2" draw:layer="layout" svg:width="0.777cm" svg:height="0.818cm" svg:x="16.5cm" svg:y="2.9cm">
          <draw:text-box>
            <text:p><text:span text:style-name="T1">3</text:span></text:p>
          </draw:text-box>
        </draw:frame>
        <draw:frame draw:style-name="gr15" draw:text-style-name="P2" draw:layer="layout" svg:width="0.777cm" svg:height="0.818cm" svg:x="19.223cm" svg:y="2.682cm">
          <draw:text-box>
            <text:p><text:span text:style-name="T1">1</text:span></text:p>
          </draw:text-box>
        </draw:frame>
        <draw:frame draw:style-name="gr20" draw:text-style-name="P2" draw:layer="layout" svg:width="0.777cm" svg:height="0.818cm" svg:x="14.023cm" svg:y="2.8cm">
          <draw:text-box>
            <text:p><text:span text:style-name="T1">2</text:span></text:p>
          </draw:text-box>
        </draw:frame>
        <draw:frame draw:style-name="gr16" draw:text-style-name="P2" draw:layer="layout" svg:width="0.777cm" svg:height="0.818cm" svg:x="7.723cm" svg:y="4.3cm">
          <draw:text-box>
            <text:p><text:span text:style-name="T1">3</text:span></text:p>
          </draw:text-box>
        </draw:frame>
        <draw:frame draw:style-name="gr15" draw:text-style-name="P2" draw:layer="layout" svg:width="0.777cm" svg:height="0.818cm" svg:x="13.1cm" svg:y="3cm">
          <draw:text-box>
            <text:p><text:span text:style-name="T1">1</text:span></text:p>
          </draw:text-box>
        </draw:frame>
        <draw:frame draw:style-name="gr20" draw:text-style-name="P2" draw:layer="layout" svg:width="0.777cm" svg:height="0.818cm" svg:x="9.8cm" svg:y="3cm">
          <draw:text-box>
            <text:p><text:span text:style-name="T1">2</text:span></text:p>
          </draw:text-box>
        </draw:frame>
      </draw:page>
      <draw:page draw:name="page15" draw:style-name="dp1" draw:master-page-name="標準">
        <draw:path draw:style-name="gr1" draw:text-style-name="P1" draw:layer="layout" svg:width="2.457cm" svg:height="3.942cm" draw:transform="skewX (0.122347580564803) rotate (0.177325452002624) translate (23.7817035542586cm 3.33337748061391cm)" svg:viewBox="0 0 2458 3943" svg:d="m2457 0c57 2595-2250 3880-2457 3943">
          <text:p/>
        </draw:path>
        <draw:path draw:style-name="gr1" draw:text-style-name="P1" draw:layer="layout" svg:width="4.683cm" svg:height="0.356cm" draw:transform="skewX (-0.0101229096615671) rotate (0.0973893722612836) translate (7.5cm 5.7cm)" svg:viewBox="0 0 4684 357" svg:d="m0 0c740 70 3272 204 4684 357">
          <text:p/>
        </draw:path>
        <draw:path draw:style-name="gr1" draw:text-style-name="P1" draw:layer="layout" svg:width="1.301cm" svg:height="1.032cm" draw:transform="skewX (-0.00261799387799148) rotate (0.0982620368872808) translate (20.6cm 5.7cm)" svg:viewBox="0 0 1302 1033" svg:d="m0 0c272 235 1164 416 1302 1033">
          <text:p/>
        </draw:path>
        <draw:path draw:style-name="gr1" draw:text-style-name="P1" draw:layer="layout" svg:width="2.094cm" svg:height="2.115cm" draw:transform="skewX (-0.00349065850398863) rotate (0.0982620368872807) translate (14.1cm 4.5cm)" svg:viewBox="0 0 2095 2116" svg:d="m0 0c557 360 1744 1696 2095 2116">
          <text:p/>
        </draw:path>
        <draw:path draw:style-name="gr1" draw:text-style-name="P1" draw:layer="layout" svg:width="3.316cm" svg:height="4.077cm" draw:transform="skewX (-0.000174532925199438) rotate (0.0996583002888762) translate (12.8805214189605cm 3.3419434721561cm)" svg:viewBox="0 0 3317 4078" svg:d="m422 0c1058 103 2222 123 2895 189-289 876-1334 3284-3317 3889">
          <text:p/>
        </draw:path>
        <draw:path draw:style-name="gr1" draw:text-style-name="P1" draw:layer="layout" svg:width="2.168cm" svg:height="4.606cm" draw:transform="rotate (0.0996583002888762) translate (2.74162938039575cm 2.21581449465563cm)" svg:viewBox="0 0 2169 4607" svg:d="m2169 0c-193 2594-976 4337-2169 4607">
          <text:p/>
        </draw:path>
        <draw:path draw:style-name="gr1" draw:text-style-name="P1" draw:layer="layout" svg:width="5.177cm" svg:height="0.477cm" draw:transform="rotate (0.102974425867665) translate (2.20036940732882cm 3.56642300079904cm)" svg:viewBox="0 0 5178 478" svg:d="m0 0c878 88 3501 286 5178 478">
          <text:p/>
        </draw:path>
        <draw:path draw:style-name="gr1" draw:text-style-name="P1" draw:layer="layout" svg:width="0.035cm" svg:height="1.148cm" draw:transform="skewX (-1.06622164004334) rotate (-1.07145762779932) translate (20.0952465546114cm 5.19128518380581cm)" svg:viewBox="0 0 36 1149" svg:d="m10 0c-29 464 14 622 26 1149">
          <text:p/>
        </draw:path>
        <draw:path draw:style-name="gr1" draw:text-style-name="P1" draw:layer="layout" svg:width="0.825cm" svg:height="1.299cm" draw:transform="skewX (-0.0570722665402146) translate (19.3cm 2cm)" svg:viewBox="0 0 826 1300" svg:d="m0 0c483 300 554 800 826 1300">
          <text:p/>
        </draw:path>
        <draw:path draw:style-name="gr1" draw:text-style-name="P1" draw:layer="layout" svg:width="3.311cm" svg:height="1.336cm" draw:transform="skewX (0.437903109325377) rotate (0.461988653002899) translate (8.4cm 3.7cm)" svg:viewBox="0 0 3312 1337" svg:d="m0 0c490 193 2377 917 3312 1337">
          <text:p/>
        </draw:path>
        <draw:path draw:style-name="gr1" draw:text-style-name="P1" draw:layer="layout" svg:width="3.95cm" svg:height="2.628cm" draw:transform="skewX (-0.000174532925199445) rotate (0.0996583002888762) translate (17.7379859954389cm 3.3841976153414cm)" svg:viewBox="0 0 3951 2629" svg:d="m364 0c1058 103 2914 244 3587 310-193 953-1363 1704-3951 2319">
          <text:p/>
        </draw:path>
        <draw:frame draw:style-name="gr15" draw:text-style-name="P2" draw:layer="layout" svg:width="0.777cm" svg:height="0.818cm" svg:x="19.123cm" svg:y="1.8cm">
          <draw:text-box>
            <text:p><text:span text:style-name="T1">1</text:span></text:p>
          </draw:text-box>
        </draw:frame>
        <draw:frame draw:style-name="gr20" draw:text-style-name="P2" draw:layer="layout" svg:width="0.777cm" svg:height="0.818cm" svg:x="4.523cm" svg:y="1.9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8.323cm" svg:y="3.282cm">
          <draw:text-box draw:corner-radius="5.577cm">
            <text:p><text:span text:style-name="T1">1</text:span></text:p>
          </draw:text-box>
        </draw:frame>
        <draw:frame draw:style-name="gr15" draw:text-style-name="P2" draw:layer="layout" svg:width="0.777cm" svg:height="0.818cm" svg:x="2.1cm" svg:y="3.182cm">
          <draw:text-box>
            <text:p><text:span text:style-name="T1">1</text:span></text:p>
          </draw:text-box>
        </draw:frame>
        <draw:frame draw:style-name="gr16" draw:text-style-name="P2" draw:layer="layout" svg:width="0.777cm" svg:height="0.818cm" svg:x="19.7cm" svg:y="5.182cm">
          <draw:text-box>
            <text:p><text:span text:style-name="T1">3</text:span></text:p>
          </draw:text-box>
        </draw:frame>
        <draw:frame draw:style-name="gr21" draw:text-style-name="P2" draw:layer="layout" svg:width="16.399cm" svg:height="0.9cm" svg:x="25.8cm" svg:y="2.882cm">
          <draw:text-box draw:corner-radius="5.577cm">
            <text:p><text:span text:style-name="T1">1</text:span></text:p>
          </draw:text-box>
        </draw:frame>
        <draw:frame draw:style-name="gr15" draw:text-style-name="P2" draw:layer="layout" svg:width="0.777cm" svg:height="0.818cm" svg:x="13.223cm" svg:y="2.9cm">
          <draw:text-box draw:corner-radius="5.577cm">
            <text:p><text:span text:style-name="T1">1</text:span></text:p>
          </draw:text-box>
        </draw:frame>
        <draw:frame draw:style-name="gr20" draw:text-style-name="P2" draw:layer="layout" svg:width="0.777cm" svg:height="0.818cm" svg:x="18.023cm" svg:y="2.9cm">
          <draw:text-box draw:corner-radius="13.676cm">
            <text:p><text:span text:style-name="T1">2</text:span></text:p>
          </draw:text-box>
        </draw:frame>
        <draw:frame draw:style-name="gr20" draw:text-style-name="P2" draw:layer="layout" svg:width="0.777cm" svg:height="0.818cm" svg:x="14cm" svg:y="4.282cm">
          <draw:text-box>
            <text:p><text:span text:style-name="T1">2</text:span></text:p>
          </draw:text-box>
        </draw:frame>
        <draw:frame draw:style-name="gr20" draw:text-style-name="P2" draw:layer="layout" svg:width="0.777cm" svg:height="0.818cm" svg:x="7.423cm" svg:y="5.282cm">
          <draw:text-box draw:corner-radius="2.976cm">
            <text:p><text:span text:style-name="T1">2</text:span></text:p>
          </draw:text-box>
        </draw:frame>
        <draw:frame draw:style-name="gr22" draw:text-style-name="P2" draw:layer="layout" svg:width="0.777cm" svg:height="0.818cm" svg:x="20.523cm" svg:y="5.482cm">
          <draw:text-box>
            <text:p><text:span text:style-name="T1">4</text:span></text:p>
          </draw:text-box>
        </draw:frame>
      </draw:page>
      <draw:page draw:name="page16" draw:style-name="dp1" draw:master-page-name="標準">
        <draw:path draw:style-name="gr1" draw:text-style-name="P1" draw:layer="layout" svg:width="1.406cm" svg:height="2.952cm" draw:transform="skewX (-0.00349065850398865) rotate (0.0982620368872807) translate (4.7cm 4.2cm)" svg:viewBox="0 0 1407 2953" svg:d="m0 0c566 357 1358 2446 1407 2953">
          <text:p/>
        </draw:path>
        <draw:path draw:style-name="gr1" draw:text-style-name="P1" draw:layer="layout" svg:width="2.788cm" svg:height="3.086cm" draw:transform="skewX (-0.000174532925199439) rotate (0.0996583002888762) translate (13.497cm 4.148cm)" svg:viewBox="0 0 2789 3087" svg:d="m0 0c1058 103 2116 213 2789 279-193 952-8 2193-2596 2808">
          <text:p/>
        </draw:path>
        <draw:path draw:style-name="gr1" draw:text-style-name="P1" draw:layer="layout" svg:width="2.128cm" svg:height="3.203cm" draw:transform="rotate (0.0996583002888762) translate (1.08121892968704cm 4.01185595366349cm)" svg:viewBox="0 0 2129 3204" svg:d="m2129 0c-229 1338-1293 2886-2129 3204">
          <text:p/>
        </draw:path>
        <draw:path draw:style-name="gr1" draw:text-style-name="P1" draw:layer="layout" svg:width="3.978cm" svg:height="0.41cm" draw:transform="rotate (0.102974425867665) translate (23.4cm 4.7cm)" svg:viewBox="0 0 3979 411" svg:d="m0 0c879 89 2302 219 3979 411">
          <text:p/>
        </draw:path>
        <draw:path draw:style-name="gr1" draw:text-style-name="P1" draw:layer="layout" svg:width="0.061cm" svg:height="2.154cm" draw:transform="skewX (-1.06622164004334) rotate (-1.07145762779932) translate (25.1937422184156cm 3.28852718147922cm)" svg:viewBox="0 0 62 2155" svg:d="m13 0c-29 464-8-355 49 2155">
          <text:p/>
        </draw:path>
        <draw:path draw:style-name="gr1" draw:text-style-name="P1" draw:layer="layout" svg:width="0.925cm" svg:height="1.299cm" draw:transform="skewX (-0.0570722665402146) translate (26.2cm 5.5cm)" svg:viewBox="0 0 926 1300" svg:d="m0 0c37 700 654 800 926 1300">
          <text:p/>
        </draw:path>
        <draw:path draw:style-name="gr1" draw:text-style-name="P1" draw:layer="layout" svg:width="3.15cm" svg:height="0.466cm" draw:transform="skewX (0.169646003293849) rotate (0.215199096770901) translate (8.5cm 4.8cm)" svg:viewBox="0 0 3151 467" svg:d="m0 0c770 156 2133 351 3151 467">
          <text:p/>
        </draw:path>
        <draw:path draw:style-name="gr1" draw:text-style-name="P1" draw:layer="layout" svg:width="3.44cm" svg:height="4.633cm" draw:transform="skewX (0.169471470368649) rotate (0.215199096770901) translate (8.22335677363212cm 3.53861135003777cm)" svg:viewBox="0 0 3441 4634" svg:d="m181 0c32 1487-217 2421-176 3712 695 443 2948 424 3436 922">
          <text:p/>
        </draw:path>
        <draw:path draw:style-name="gr1" draw:text-style-name="P1" draw:layer="layout" svg:width="4.464cm" svg:height="3.153cm" draw:transform="skewX (0.0387463093942741) rotate (0.120951317163207) translate (17.7088263538031cm 4.49339855950181cm)" svg:viewBox="0 0 4465 3154" svg:d="m0 1110c392 26 1287-948 1603-1110 183 223 1989 2747 2862 3154">
          <text:p/>
        </draw:path>
        <draw:path draw:style-name="gr1" draw:text-style-name="P1" draw:layer="layout" svg:width="1.034cm" svg:height="1.303cm" draw:transform="rotate (0.0996583002888762) translate (23.1703093909717cm 5.80295829475284cm)" svg:viewBox="0 0 1035 1304" svg:d="m1035 0c-269 677-717 1134-1035 1304">
          <text:p/>
        </draw:path>
        <draw:frame draw:style-name="gr15" draw:text-style-name="P2" draw:layer="layout" svg:width="0.777cm" svg:height="0.818cm" svg:x="25.923cm" svg:y="5.382cm">
          <draw:text-box>
            <text:p><text:span text:style-name="T1">4</text:span></text:p>
          </draw:text-box>
        </draw:frame>
        <draw:frame draw:style-name="gr23" draw:text-style-name="P2" draw:layer="layout" svg:width="0.777cm" svg:height="0.818cm" svg:x="4.524cm" svg:y="4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3.078cm" svg:y="6.009cm">
          <draw:text-box>
            <text:p><text:span text:style-name="T1">1</text:span></text:p>
          </draw:text-box>
        </draw:frame>
        <draw:frame draw:style-name="gr16" draw:text-style-name="P2" draw:layer="layout" svg:width="0.777cm" svg:height="0.818cm" svg:x="23.723cm" svg:y="5.6cm">
          <draw:text-box>
            <text:p><text:span text:style-name="T1">3</text:span></text:p>
          </draw:text-box>
        </draw:frame>
        <draw:frame draw:style-name="gr15" draw:text-style-name="P2" draw:layer="layout" svg:width="0.777cm" svg:height="0.818cm" svg:x="2.723cm" svg:y="3.7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24.8cm" svg:y="3.282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17.623cm" svg:y="5.082cm">
          <draw:text-box>
            <text:p><text:span text:style-name="T1">1</text:span></text:p>
          </draw:text-box>
        </draw:frame>
        <draw:frame draw:style-name="gr23" draw:text-style-name="P2" draw:layer="layout" svg:width="0.777cm" svg:height="0.818cm" svg:x="23.323cm" svg:y="4.282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13.423cm" svg:y="3.782cm">
          <draw:text-box>
            <text:p><text:span text:style-name="T1">1</text:span></text:p>
          </draw:text-box>
        </draw:frame>
        <draw:frame draw:style-name="gr23" draw:text-style-name="P2" draw:layer="layout" svg:width="0.777cm" svg:height="0.818cm" svg:x="8.5cm" svg:y="4.4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8.023cm" svg:y="3.4cm">
          <draw:text-box>
            <text:p><text:span text:style-name="T1">1</text:span></text:p>
          </draw:text-box>
        </draw:frame>
      </draw:page>
      <draw:page draw:name="page17" draw:style-name="dp1" draw:master-page-name="標準">
        <draw:path draw:style-name="gr1" draw:text-style-name="P1" draw:layer="layout" svg:width="2.598cm" svg:height="0.889cm" draw:transform="skewX (-0.027401669256311) rotate (0.087091929674517) translate (8.35102339454907cm 6.64193548387097cm)" svg:viewBox="0 0 2599 890" svg:d="m0 0c689 395 2164 428 2599 890">
          <text:p/>
        </draw:path>
        <draw:path draw:style-name="gr1" draw:text-style-name="P1" draw:layer="layout" svg:width="4.461cm" svg:height="1.908cm" draw:transform="skewX (0.011693705988362) rotate (0.105766952670856) translate (2.451cm 4.33870967741935cm)" svg:viewBox="0 0 4462 1909" svg:d="m0 0c1096 113 3766 70 4462 143-199 1044-1484 1385-2040 1766">
          <text:p/>
        </draw:path>
        <draw:path draw:style-name="gr1" draw:text-style-name="P1" draw:layer="layout" svg:width="0.617cm" svg:height="2.268cm" draw:transform="skewX (0.0123918376891597) rotate (0.106465084371654) translate (4.41767446484969cm 4.99677419354839cm)" svg:viewBox="0 0 618 2269" svg:d="m0 0c247 687 455 1849 618 2269">
          <text:p/>
        </draw:path>
        <draw:path draw:style-name="gr1" draw:text-style-name="P1" draw:layer="layout" svg:width="4.485cm" svg:height="0.362cm" draw:transform="rotate (0.102974425867665) translate (22.8cm 5.602cm)" svg:viewBox="0 0 4486 363" svg:d="m0 0c879 89 2809 171 4486 363">
          <text:p/>
        </draw:path>
        <draw:path draw:style-name="gr1" draw:text-style-name="P1" draw:layer="layout" svg:width="0.99cm" svg:height="1.899cm" draw:transform="skewX (-0.0570722665402146) translate (15.8cm 5.8cm)" svg:viewBox="0 0 991 1900" svg:d="m0 0c289 200 720 1400 991 1900">
          <text:p/>
        </draw:path>
        <draw:path draw:style-name="gr1" draw:text-style-name="P1" draw:layer="layout" svg:width="3.463cm" svg:height="3.424cm" draw:transform="skewX (0.169471470368649) rotate (0.215199096770901) translate (12.8567035839695cm 4.16848990394748cm)" svg:viewBox="0 0 3464 3425" svg:d="m2194 0c-562 1066-1655 2513-2194 3090 719-46 3059 250 3464 335">
          <text:p/>
        </draw:path>
        <draw:path draw:style-name="gr1" draw:text-style-name="P1" draw:layer="layout" svg:width="2.337cm" svg:height="3.864cm" draw:transform="skewX (-0.0101229096615671) rotate (0.0947713783832921) translate (18.1956397354106cm 3.621630064309cm)" svg:viewBox="0 0 2338 3865" svg:d="m2338 0c-255 1407-1021 3582-2338 3865">
          <text:p/>
        </draw:path>
        <draw:path draw:style-name="gr1" draw:text-style-name="P1" draw:layer="layout" svg:width="2.127cm" svg:height="0.608cm" draw:transform="skewX (-0.0212930168743308) rotate (0.087091929674517) translate (8.87080143213217cm 5.23737063857801cm)" svg:viewBox="0 0 2128 609" svg:d="m0 0c338 257 1789 368 2128 609">
          <text:p/>
        </draw:path>
        <draw:path draw:style-name="gr1" draw:text-style-name="P1" draw:layer="layout" svg:width="2.243cm" svg:height="0.801cm" draw:transform="skewX (-0.0282743338823081) rotate (0.0872664625997165) translate (8.97207848871213cm 3.9cm)" svg:viewBox="0 0 2244 802" svg:d="m0 0c689 395 1810 340 2244 802">
          <text:p/>
        </draw:path>
        <draw:path draw:style-name="gr1" draw:text-style-name="P1" draw:layer="layout" svg:width="2.808cm" svg:height="1.425cm" draw:transform="skewX (-0.0120427718387609) rotate (0.0932005820564972) translate (18.7536733238231cm 4.7672529746508cm)" svg:viewBox="0 0 2809 1426" svg:d="m0 0c300 247 2507 1195 2809 1426">
          <text:p/>
        </draw:path>
        <draw:path draw:style-name="gr1" draw:text-style-name="P1" draw:layer="layout" svg:width="2.431cm" svg:height="4.322cm" draw:transform="skewX (0.169471470368649) rotate (0.215199096770901) translate (24.6233567736321cm 3.84061135003777cm)" svg:viewBox="0 0 2432 4323" svg:d="m181 0c32 1487-217 2421-176 3712 695 443 1939 113 2427 611">
          <text:p/>
        </draw:path>
        <draw:path draw:style-name="gr1" draw:text-style-name="P1" draw:layer="layout" svg:width="2.894cm" svg:height="0.198cm" draw:transform="rotate (0.102974425867665) translate (23.6cm 3.902cm)" svg:viewBox="0 0 2895 199" svg:d="m0 0c879 89 1218 6 2895 199">
          <text:p/>
        </draw:path>
        <draw:frame draw:style-name="gr15" draw:text-style-name="P2" draw:layer="layout" svg:width="0.777cm" svg:height="0.818cm" svg:x="2.3cm" svg:y="3.9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14.423cm" svg:y="3.582cm">
          <draw:text-box>
            <text:p><text:span text:style-name="T1">1</text:span></text:p>
          </draw:text-box>
        </draw:frame>
        <draw:frame draw:style-name="gr16" draw:text-style-name="P2" draw:layer="layout" svg:width="0.777cm" svg:height="0.818cm" svg:x="8.3cm" svg:y="6.282cm">
          <draw:text-box>
            <text:p><text:span text:style-name="T1">3</text:span></text:p>
          </draw:text-box>
        </draw:frame>
        <draw:frame draw:style-name="gr15" draw:text-style-name="P2" draw:layer="layout" svg:width="0.777cm" svg:height="0.818cm" svg:x="8.9cm" svg:y="3.582cm">
          <draw:text-box>
            <text:p><text:span text:style-name="T1">1</text:span></text:p>
          </draw:text-box>
        </draw:frame>
        <draw:frame draw:style-name="gr23" draw:text-style-name="P2" draw:layer="layout" svg:width="0.777cm" svg:height="0.818cm" svg:x="22.723cm" svg:y="5.182cm">
          <draw:text-box>
            <text:p><text:span text:style-name="T1">2</text:span></text:p>
          </draw:text-box>
        </draw:frame>
        <draw:frame draw:style-name="gr23" draw:text-style-name="P2" draw:layer="layout" svg:width="0.777cm" svg:height="0.818cm" svg:x="18.723cm" svg:y="4.5cm">
          <draw:text-box>
            <text:p><text:span text:style-name="T1">2</text:span></text:p>
          </draw:text-box>
        </draw:frame>
        <draw:frame draw:style-name="gr23" draw:text-style-name="P2" draw:layer="layout" svg:width="0.777cm" svg:height="0.818cm" svg:x="15.6cm" svg:y="5.682cm">
          <draw:text-box>
            <text:p><text:span text:style-name="T1">2</text:span></text:p>
          </draw:text-box>
        </draw:frame>
        <draw:frame draw:style-name="gr23" draw:text-style-name="P2" draw:layer="layout" svg:width="0.777cm" svg:height="0.818cm" svg:x="8.8cm" svg:y="4.9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23.5cm" svg:y="3.5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20.123cm" svg:y="3.3cm">
          <draw:text-box>
            <text:p><text:span text:style-name="T1">1</text:span></text:p>
          </draw:text-box>
        </draw:frame>
        <draw:frame draw:style-name="gr16" draw:text-style-name="P2" draw:layer="layout" svg:width="0.777cm" svg:height="0.818cm" svg:x="24.423cm" svg:y="3.7cm">
          <draw:text-box>
            <text:p><text:span text:style-name="T1">3</text:span></text:p>
          </draw:text-box>
        </draw:frame>
        <draw:frame draw:style-name="gr23" draw:text-style-name="P2" draw:layer="layout" svg:width="0.777cm" svg:height="0.818cm" svg:x="4.2cm" svg:y="4.9cm">
          <draw:text-box>
            <text:p><text:span text:style-name="T1">2</text:span></text:p>
          </draw:text-box>
        </draw:frame>
      </draw:page>
      <draw:page draw:name="page18" draw:style-name="dp1" draw:master-page-name="標準">
        <draw:path draw:style-name="gr1" draw:text-style-name="P1" draw:layer="layout" svg:width="4.81cm" svg:height="2.393cm" draw:transform="skewX (0.169646003293849) rotate (0.215199096770901) translate (2.174cm 4.355cm)" svg:viewBox="0 0 4811 2394" svg:d="m0 0c770 156 3344 221 4811 565-66 842-1575 1823-1622 1829">
          <text:p/>
        </draw:path>
        <draw:path draw:style-name="gr1" draw:text-style-name="P1" draw:layer="layout" svg:width="0.743cm" svg:height="5.503cm" draw:transform="skewX (0.0832522053201295) rotate (0.149225651045515) translate (3.8cm 2.4cm)" svg:viewBox="0 0 744 5504" svg:d="m0 0c113 1419 403 4554 744 5504">
          <text:p/>
        </draw:path>
        <draw:frame draw:style-name="gr14" draw:text-style-name="P2" draw:layer="layout" svg:width="0.777cm" svg:height="0.818cm" svg:x="2.487cm" svg:y="3.664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2.923cm" svg:y="1.682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2.1cm" svg:y="3.942cm">
          <draw:text-box>
            <text:p><text:span text:style-name="T1">1</text:span></text:p>
          </draw:text-box>
        </draw:frame>
        <draw:path draw:style-name="gr1" draw:text-style-name="P1" draw:layer="layout" svg:width="3.648cm" svg:height="0.384cm" draw:transform="rotate (0.0996583002888762) translate (23.003cm 6.7cm)" svg:viewBox="0 0 3649 385" svg:d="m0 0c755 74 2208 224 3649 385">
          <text:p/>
        </draw:path>
        <draw:frame draw:style-name="gr15" draw:text-style-name="P2" draw:layer="layout" svg:width="0.777cm" svg:height="0.818cm" svg:x="23cm" svg:y="3.619cm">
          <draw:text-box>
            <text:p><text:span text:style-name="T1">1</text:span></text:p>
          </draw:text-box>
        </draw:frame>
        <draw:path draw:style-name="gr1" draw:text-style-name="P1" draw:layer="layout" svg:width="2.586cm" svg:height="0.257cm" draw:transform="rotate (0.0994837673636768) translate (23.803cm 5cm)" svg:viewBox="0 0 2587 258" svg:d="m0 0c755 73 1146 98 2587 258">
          <text:p/>
        </draw:path>
        <draw:path draw:style-name="gr1" draw:text-style-name="P1" draw:layer="layout" svg:width="3.758cm" svg:height="4.347cm" draw:transform="skewX (0.169471470368649) rotate (0.215199096770901) translate (23.096cm 3.238cm)" svg:viewBox="0 0 3759 4348" svg:d="m0 0c769 157 2292 410 3759 754-40 845-228 2649-273 3594">
          <text:p/>
        </draw:path>
        <draw:frame draw:style-name="gr15" draw:text-style-name="P2" draw:layer="layout" svg:width="0.777cm" svg:height="0.818cm" svg:x="23.026cm" svg:y="2.8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23.003cm" svg:y="6.282cm">
          <draw:text-box>
            <text:p><text:span text:style-name="T1">3</text:span></text:p>
          </draw:text-box>
        </draw:frame>
        <draw:path draw:style-name="gr1" draw:text-style-name="P1" draw:layer="layout" svg:width="5.443cm" svg:height="0.526cm" draw:transform="rotate (0.0996583002888762) translate (12.031cm 6.417cm)" svg:viewBox="0 0 5444 527" svg:d="m0 0c755 74 4002 366 5444 527">
          <text:p/>
        </draw:path>
        <draw:frame draw:style-name="gr15" draw:text-style-name="P2" draw:layer="layout" svg:width="0.777cm" svg:height="0.818cm" svg:x="12.128cm" svg:y="3.319cm">
          <draw:text-box>
            <text:p><text:span text:style-name="T1">1</text:span></text:p>
          </draw:text-box>
        </draw:frame>
        <draw:path draw:style-name="gr1" draw:text-style-name="P1" draw:layer="layout" svg:width="2.837cm" svg:height="3.064cm" draw:transform="skewX (0.169471470368649) rotate (0.215199096770901) translate (13.2cm 3.7cm)" svg:viewBox="0 0 2838 3065" svg:d="m0 0c769 157 1371 253 2838 598-139 760-802 1804-936 2467">
          <text:p/>
        </draw:path>
        <draw:frame draw:style-name="gr15" draw:text-style-name="P2" draw:layer="layout" svg:width="0.777cm" svg:height="0.818cm" svg:x="13.1cm" svg:y="3.3cm">
          <draw:text-box draw:corner-radius="1.246cm">
            <text:p><text:span text:style-name="T1">1</text:span></text:p>
          </draw:text-box>
        </draw:frame>
        <draw:frame draw:style-name="gr15" draw:text-style-name="P2" draw:layer="layout" svg:width="0.777cm" svg:height="0.818cm" svg:x="11.954cm" svg:y="5.982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3.423cm" svg:y="2.3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23.723cm" svg:y="4.582cm">
          <draw:text-box>
            <text:p><text:span text:style-name="T1">2</text:span></text:p>
          </draw:text-box>
        </draw:frame>
      </draw:page>
      <draw:page draw:name="page19" draw:style-name="dp1" draw:master-page-name="標準">
        <draw:path draw:style-name="gr1" draw:text-style-name="P1" draw:layer="layout" svg:width="1.929cm" svg:height="3.223cm" draw:transform="rotate (0.0996583002888762) translate (11.9792391416344cm 3.99205600291135cm)" svg:viewBox="0 0 1930 3224" svg:d="m1930 0c-229 1338-737 2954-1930 3224">
          <text:p/>
        </draw:path>
        <draw:path draw:style-name="gr1" draw:text-style-name="P1" draw:layer="layout" svg:width="2.433cm" svg:height="0.416cm" draw:transform="skewX (-0.00349065850398866) rotate (0.0982620368872807) translate (3.3cm 3cm)" svg:viewBox="0 0 2434 417" svg:d="m0 0c676 268 2178 315 2434 417">
          <text:p/>
        </draw:path>
        <draw:path draw:style-name="gr1" draw:text-style-name="P1" draw:layer="layout" svg:width="3.691cm" svg:height="3.312cm" draw:transform="skewX (-0.000174532925199428) rotate (0.0996583002888762) translate (2.5cm 4.4cm)" svg:viewBox="0 0 3692 3313" svg:d="m0 0c1058 103 3019 202 3692 269-193 952-129 2430-2717 3044">
          <text:p/>
        </draw:path>
        <draw:path draw:style-name="gr1" draw:text-style-name="P1" draw:layer="layout" svg:width="2.347cm" svg:height="4.387cm" draw:transform="rotate (0.0996583002888762) translate (8.06340911920051cm 3.13363465735517cm)" svg:viewBox="0 0 2348 4388" svg:d="m2348 0c-139 3403-1155 4118-2348 4388">
          <text:p/>
        </draw:path>
        <draw:path draw:style-name="gr1" draw:text-style-name="P1" draw:layer="layout" svg:width="0.247cm" svg:height="2.486cm" draw:transform="skewX (0.00122173047639605) rotate (0.100530964914873) translate (8.05338608743177cm 3.0248761946559cm)" svg:viewBox="0 0 248 2487" svg:d="m248 0c-134 1345-149 1492-248 2487">
          <text:p/>
        </draw:path>
        <draw:path draw:style-name="gr1" draw:text-style-name="P1" draw:layer="layout" svg:width="0.389cm" svg:height="1.652cm" draw:transform="skewX (-1.06238191568895) rotate (-1.06761790344493) translate (23.9993166862452cm 3.12460311900552cm)" svg:viewBox="0 0 390 1653" svg:d="m1 0c-24 397 370 793 389 1653">
          <text:p/>
        </draw:path>
        <draw:path draw:style-name="gr1" draw:text-style-name="P1" draw:layer="layout" svg:width="5.199cm" svg:height="3.023cm" draw:transform="skewX (-1.06622164004334) rotate (-1.07145762779932) translate (15.109767890725cm 1.23448733725802cm)" svg:viewBox="0 0 5200 3024" svg:d="m0 902c27 346 6 456 48 2107 5 236 4541-2363 5152-3009">
          <text:p/>
        </draw:path>
        <draw:path draw:style-name="gr1" draw:text-style-name="P1" draw:layer="layout" svg:width="5.199cm" svg:height="3.008cm" draw:transform="skewX (-1.06622164004334) rotate (-1.07145762779932) translate (19.909767890725cm 1.134487337258cm)" svg:viewBox="0 0 5200 3009" svg:d="m0 902c27 346 6 456 48 2107 1654-703 4541-2363 5152-3009">
          <text:p/>
        </draw:path>
        <draw:path draw:style-name="gr1" draw:text-style-name="P1" draw:layer="layout" svg:width="3.098cm" svg:height="0.326cm" draw:transform="rotate (0.0996583002888762) translate (24.1730836454432cm 6.43740574282147cm)" svg:viewBox="0 0 3099 327" svg:d="m0 0c642 62 1875 190 3099 327">
          <text:p/>
        </draw:path>
        <draw:path draw:style-name="gr1" draw:text-style-name="P1" draw:layer="layout" svg:width="3.191cm" svg:height="3.692cm" draw:transform="skewX (0.169820536219048) rotate (0.2155481626213) translate (24.2520581772784cm 3.49751510611735cm)" svg:viewBox="0 0 3192 3693" svg:d="m0 0c653 134 1946 349 3192 642-34 716-194 2249-232 3051">
          <text:p/>
        </draw:path>
        <draw:frame draw:style-name="gr24" draw:text-style-name="P2" draw:layer="layout" svg:width="0.777cm" svg:height="0.818cm" svg:x="23.6cm" svg:y="3.082cm">
          <draw:text-box>
            <text:p><text:span text:style-name="T1">1</text:span></text:p>
          </draw:text-box>
        </draw:frame>
        <draw:frame draw:style-name="gr25" draw:text-style-name="P2" draw:layer="layout" svg:width="0.777cm" svg:height="0.818cm" svg:x="24.173cm" svg:y="6.082cm">
          <draw:text-box>
            <text:p><text:span text:style-name="T1">3</text:span></text:p>
          </draw:text-box>
        </draw:frame>
        <draw:frame draw:style-name="gr19" draw:text-style-name="P2" draw:layer="layout" svg:width="0.777cm" svg:height="0.818cm" svg:x="2.423cm" svg:y="4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0.977cm" svg:y="6.009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3.2cm" svg:y="2.6cm">
          <draw:text-box>
            <text:p><text:span text:style-name="T1">1</text:span></text:p>
          </draw:text-box>
        </draw:frame>
        <draw:frame draw:style-name="gr19" draw:text-style-name="P2" draw:layer="layout" svg:width="0.777cm" svg:height="0.818cm" svg:x="10.023cm" svg:y="2.882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19.523cm" svg:y="2.9cm">
          <draw:text-box>
            <text:p><text:span text:style-name="T1">1</text:span></text:p>
          </draw:text-box>
        </draw:frame>
        <draw:frame draw:style-name="gr19" draw:text-style-name="P2" draw:layer="layout" svg:width="0.777cm" svg:height="0.818cm" svg:x="14.723cm" svg:y="3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13.5cm" svg:y="3.7cm">
          <draw:text-box>
            <text:p><text:span text:style-name="T1">1</text:span></text:p>
          </draw:text-box>
        </draw:frame>
        <draw:frame draw:style-name="gr19" draw:text-style-name="P2" draw:layer="layout" svg:width="0.777cm" svg:height="0.818cm" svg:x="24.223cm" svg:y="3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7.9cm" svg:y="2.9cm">
          <draw:text-box draw:corner-radius="4.8cm">
            <text:p><text:span text:style-name="T1">1</text:span></text:p>
          </draw:text-box>
        </draw:frame>
      </draw:page>
      <draw:page draw:name="page20" draw:style-name="dp1" draw:master-page-name="標準">
        <draw:path draw:style-name="gr1" draw:text-style-name="P1" draw:layer="layout" svg:width="3.589cm" svg:height="3.796cm" draw:transform="skewX (-0.0614355896702004) rotate (0.0736528944341607) translate (23.287653517131cm 3.83042554886739cm)" svg:viewBox="0 0 3590 3797" svg:d="m413 0c1433 103 2267 169 3177 235-17 1611-1311 3026-3590 3562">
          <text:p/>
        </draw:path>
        <draw:path draw:style-name="gr1" draw:text-style-name="P1" draw:layer="layout" svg:width="3.937cm" svg:height="2.032cm" draw:transform="skewX (-0.00383972435438753) rotate (0.097563905186483) translate (23.994686709372cm 13.8822311691817cm)" svg:viewBox="0 0 3938 2033" svg:d="m0 2028c1094 107 4172-1501 3924-2028">
          <text:p/>
        </draw:path>
        <draw:path draw:style-name="gr1" draw:text-style-name="P1" draw:layer="layout" svg:width="2.882cm" svg:height="0.281cm" draw:transform="skewX (-0.0101229096615671) rotate (0.0973893722612836) translate (23.6cm 5.5cm)" svg:viewBox="0 0 2883 282" svg:d="m0 0c740 70 1471 129 2883 282">
          <text:p/>
        </draw:path>
        <draw:path draw:style-name="gr1" draw:text-style-name="P1" draw:layer="layout" svg:width="0.407cm" svg:height="1.901cm" draw:transform="skewX (-0.223053078404875) rotate (0.040317105721069) translate (2.09213265852906cm 3.21645294627722cm)" svg:viewBox="0 0 408 1902" svg:d="m408 0c-267 1000-269 1384-408 1902">
          <text:p/>
        </draw:path>
        <draw:path draw:style-name="gr1" draw:text-style-name="P1" draw:layer="layout" svg:width="1.64cm" svg:height="0.663cm" draw:transform="skewX (-0.00261799387799149) rotate (0.0982620368872807) translate (24.1cm 12.6cm)" svg:viewBox="0 0 1641 664" svg:d="m0 0c272 235 1368 444 1641 664">
          <text:p/>
        </draw:path>
        <draw:path draw:style-name="gr1" draw:text-style-name="P1" draw:layer="layout" svg:width="3.517cm" svg:height="3.996cm" draw:transform="skewX (-0.0614355896702004) rotate (0.0736528944341607) translate (2.4607401716637cm 3.63241138685005cm)" svg:viewBox="0 0 3518 3997" svg:d="m440 0c1433 103 2168 162 3078 228-112 2309-1239 3232-3518 3769">
          <text:p/>
        </draw:path>
        <draw:frame draw:style-name="gr26" draw:text-style-name="P2" draw:layer="layout" svg:width="0.777cm" svg:height="0.818cm" svg:x="2.824cm" svg:y="3.2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1.378cm" svg:y="5.209cm">
          <draw:text-box>
            <text:p><text:span text:style-name="T1">1</text:span></text:p>
          </draw:text-box>
        </draw:frame>
        <draw:frame draw:style-name="gr15" draw:text-style-name="P2" draw:layer="layout" svg:width="0.777cm" svg:height="0.818cm" svg:x="2.123cm" svg:y="3.1cm">
          <draw:text-box>
            <text:p><text:span text:style-name="T1">1</text:span></text:p>
          </draw:text-box>
        </draw:frame>
        <draw:frame draw:style-name="gr26" draw:text-style-name="P2" draw:layer="layout" svg:width="0.777cm" svg:height="0.818cm" svg:x="24.123cm" svg:y="15.382cm">
          <draw:text-box>
            <text:p><text:span text:style-name="T1">2</text:span></text:p>
          </draw:text-box>
        </draw:frame>
        <draw:frame draw:style-name="gr15" draw:text-style-name="P2" draw:layer="layout" svg:width="0.777cm" svg:height="0.818cm" svg:x="24cm" svg:y="12.282cm">
          <draw:text-box>
            <text:p><text:span text:style-name="T1">1</text:span></text:p>
          </draw:text-box>
        </draw:frame>
        <draw:frame draw:style-name="gr26" draw:text-style-name="P2" draw:layer="layout" svg:width="0.777cm" svg:height="0.818cm" svg:x="23.523cm" svg:y="5.1cm">
          <draw:text-box draw:corner-radius="20.876cm">
            <text:p><text:span text:style-name="T1">2</text:span></text:p>
          </draw:text-box>
        </draw:frame>
        <draw:frame draw:style-name="gr15" draw:text-style-name="P2" draw:layer="layout" svg:width="0.777cm" svg:height="0.818cm" svg:x="23.623cm" svg:y="3.4cm">
          <draw:text-box>
            <text:p><text:span text:style-name="T1">1</text:span></text:p>
          </draw:text-box>
        </draw:frame>
      </draw:page>
      <draw:page draw:name="page21" draw:style-name="dp1" draw:master-page-name="標準">
        <draw:path draw:style-name="gr1" draw:text-style-name="P1" draw:layer="layout" svg:width="3.551cm" svg:height="5.218cm" draw:transform="skewX (-0.056025068989018) rotate (0.0755727566113545) translate (5.8785861117644cm 3.96200042163643cm)" svg:viewBox="0 0 3552 5219" svg:d="m606 1425c-585-1194 2015-2146 2811-680s-2135 3863-3417 4340c1837 140 1976 23 3446 134">
          <text:p/>
        </draw:path>
        <draw:path draw:style-name="gr1" draw:text-style-name="P1" draw:layer="layout" svg:width="14.024cm" svg:height="0.293cm" draw:transform="skewX (-1.55334303427495) rotate (0.103847090493663) translate (9.18833721233153cm 5.71603549511017cm)" svg:viewBox="0 0 14025 294" svg:d="m14025 0c-4878 102-9147 192-14025 294">
          <text:p/>
        </draw:path>
        <draw:path draw:style-name="gr1" draw:text-style-name="P1" draw:layer="layout" svg:width="1.391cm" svg:height="5.863cm" draw:transform="skewX (0.0425860337486616) rotate (0.125663706143592) translate (2.5186301878094cm 3.67440352104465cm)" svg:viewBox="0 0 1392 5864" svg:d="m0 1220c268 13 926-782 1392-1220-76 916-399 4765-491 5864">
          <text:p/>
        </draw:path>
        <draw:path draw:style-name="gr1" draw:text-style-name="P1" draw:layer="layout" svg:width="0.373cm" svg:height="3.943cm" draw:transform="skewX (-0.0944223125328932) translate (19.3831122897101cm 5.89814814814815cm)" svg:viewBox="0 0 374 3944" svg:d="m374 0c-175 1841-212 2235-374 3944">
          <text:p/>
        </draw:path>
        <draw:frame draw:style-name="gr26" draw:text-style-name="P2" draw:layer="layout" svg:width="0.777cm" svg:height="0.818cm" svg:x="23.1cm" svg:y="3.8cm">
          <draw:text-box>
            <text:p text:style-name="P3"><text:span text:style-name="T1">2</text:span></text:p>
          </draw:text-box>
        </draw:frame>
        <draw:path draw:style-name="gr1" draw:text-style-name="P1" draw:layer="layout" svg:width="3.733cm" svg:height="5.254cm" draw:transform="skewX (-0.0462512251778497) rotate (0.0792379480405426) translate (11.6610578496004cm 3.66994530844517cm)" svg:viewBox="0 0 3734 5255" svg:d="m438 1110c-599-1281 3247-1661 3293-13s-379 860-1692 1372c575 130 2074-383 1567 1632s-4701 1133-3333-676">
          <text:p/>
        </draw:path>
        <draw:path draw:style-name="gr1" draw:text-style-name="P1" draw:layer="layout" svg:width="4.307cm" svg:height="4.219cm" draw:transform="skewX (0.00279252680319094) rotate (0.103672557568463) translate (16.6501615541537cm 3.72321814347891cm)" svg:viewBox="0 0 4308 4220" svg:d="m3123 0c-1031 1611-2118 2555-3123 3904 1595 166 3094 58 4308 316">
          <text:p/>
        </draw:path>
        <draw:path draw:style-name="gr1" draw:text-style-name="P1" draw:layer="layout" svg:width="3.433cm" svg:height="5.933cm" draw:transform="skewX (-0.0483456202802429) rotate (0.0783652834145454) translate (22.0982982207639cm 3.40408915713497cm)" svg:viewBox="0 0 3434 5934" svg:d="m795 0c-150 1180-299 2359-449 3539 1074-1636 3178-676 3085 1038s-3941 1807-3374 263">
          <text:p/>
        </draw:path>
        <draw:frame draw:style-name="gr26" draw:text-style-name="P2" draw:layer="layout" svg:width="0.777cm" svg:height="0.818cm" svg:x="19.4cm" svg:y="5.8cm">
          <draw:text-box>
            <text:p text:style-name="P3"><text:span text:style-name="T1">2</text:span></text:p>
          </draw:text-box>
        </draw:frame>
        <draw:frame draw:style-name="gr15" draw:text-style-name="P2" draw:layer="layout" svg:width="0.777cm" svg:height="0.818cm" svg:x="2.5cm" svg:y="4.3cm">
          <draw:text-box>
            <text:p text:style-name="P3"><text:span text:style-name="T1">1</text:span></text:p>
          </draw:text-box>
        </draw:frame>
        <draw:frame draw:style-name="gr15" draw:text-style-name="P2" draw:layer="layout" svg:width="0.777cm" svg:height="0.818cm" svg:x="22.523cm" svg:y="3.282cm">
          <draw:text-box>
            <text:p text:style-name="P3"><text:span text:style-name="T1">1</text:span></text:p>
          </draw:text-box>
        </draw:frame>
        <draw:frame draw:style-name="gr15" draw:text-style-name="P2" draw:layer="layout" svg:width="0.777cm" svg:height="0.818cm" svg:x="19.2cm" svg:y="3.282cm">
          <draw:text-box>
            <text:p text:style-name="P3"><text:span text:style-name="T1">1</text:span></text:p>
          </draw:text-box>
        </draw:frame>
        <draw:frame draw:style-name="gr15" draw:text-style-name="P2" draw:layer="layout" svg:width="0.777cm" svg:height="0.818cm" svg:x="11.8cm" svg:y="3.982cm">
          <draw:text-box draw:corner-radius="9.699cm">
            <text:p text:style-name="P3"><text:span text:style-name="T1">1</text:span></text:p>
          </draw:text-box>
        </draw:frame>
        <draw:frame draw:style-name="gr15" draw:text-style-name="P2" draw:layer="layout" svg:width="0.777cm" svg:height="0.818cm" svg:x="6.2cm" svg:y="4.6cm">
          <draw:text-box>
            <text:p text:style-name="P3"><text:span text:style-name="T1">1</text:span></text:p>
          </draw:text-box>
        </draw:frame>
      </draw:page>
      <draw:page draw:name="page22" draw:style-name="dp1" draw:master-page-name="標準">
        <draw:path draw:style-name="gr1" draw:text-style-name="P1" draw:layer="layout" svg:width="3.598cm" svg:height="4.778cm" draw:transform="skewX (-0.0506145483078355) rotate (0.0774926187885482) translate (7.57842224350244cm 3.86557886775946cm)" svg:viewBox="0 0 3599 4779" svg:d="m222 0 3377 263-3599 4516">
          <text:p/>
        </draw:path>
        <draw:path draw:style-name="gr1" draw:text-style-name="P1" draw:layer="layout" svg:width="3.276cm" svg:height="5.107cm" draw:transform="skewX (0.0349065850398866) rotate (0.121300383013606) translate (2.49811751862324cm 3.31942748494031cm)" svg:viewBox="0 0 3277 5108" svg:d="m2821 22c-1795-218-2423 1211-2792 3138-381 1992 3090 2693 3240 973s-1944-1974-2833-1020">
          <text:p/>
        </draw:path>
        <draw:path draw:style-name="gr1" draw:text-style-name="P1" draw:layer="layout" svg:width="3.638cm" svg:height="5.427cm" draw:transform="skewX (-0.040317105721069) rotate (0.0815068760681352) translate (17.5713185153216cm 3.83575802202874cm)" svg:viewBox="0 0 3639 5428" svg:d="m3111 679c-1015-649-2911-1256-3103 311s2993 1489 3631-154c-814 1290-2401 3534-3297 4592">
          <text:p/>
        </draw:path>
        <draw:path draw:style-name="gr1" draw:text-style-name="P1" draw:layer="layout" svg:width="2.867cm" svg:height="4.737cm" draw:transform="skewX (-0.0317649923862968) rotate (0.0849975345721238) translate (24.0831053834068cm 3.45562159232069cm)" svg:viewBox="0 0 2868 4738" svg:d="m1614 172c-746-195-1390 885-1566 2031s117 2361 1115 2532c1007 67 1557-1153 1680-2293s-181-2200-1126-2442">
          <text:p/>
        </draw:path>
        <draw:line draw:style-name="gr1" draw:text-style-name="P1" draw:layer="layout" svg:x1="7.8cm" svg:y1="3.4cm" svg:x2="7.974cm" svg:y2="5.193cm">
          <text:p/>
        </draw:line>
        <draw:path draw:style-name="gr1" draw:text-style-name="P1" draw:layer="layout" svg:width="4.098cm" svg:height="4.737cm" draw:transform="skewX (-0.0349065850398866) rotate (0.0837758040957278) translate (12.1672569353738cm 3.13602709944764cm)" svg:viewBox="0 0 4099 4738" svg:d="m3366 639c-931-610-2669-1182-2845 293s3229 697 3003 2593-3728 1305-3515 23c263-1361 2212-877 4090-3166">
          <text:p/>
        </draw:path>
        <draw:path draw:style-name="gr1" draw:text-style-name="P1" draw:layer="layout" svg:width="1.152cm" svg:height="5.25cm" draw:transform="skewX (0.0589921287174083) rotate (0.135786615805159) translate (22.4152440592003cm 3.45604138443655cm)" svg:viewBox="0 0 1153 5251" svg:d="m0 1093c222 11 767-701 1153-1093-63 821-331 4267-407 5251">
          <text:p/>
        </draw:path>
        <draw:frame draw:style-name="gr27" draw:text-style-name="P2" draw:layer="layout" svg:width="0.777cm" svg:height="0.818cm" svg:x="22.4cm" svg:y="4.017cm">
          <draw:text-box>
            <text:p text:style-name="P3"><text:span text:style-name="T1">1</text:span></text:p>
          </draw:text-box>
        </draw:frame>
        <draw:frame draw:style-name="gr26" draw:text-style-name="P2" draw:layer="layout" svg:width="0.777cm" svg:height="0.818cm" svg:x="7.8cm" svg:y="3.4cm">
          <draw:text-box>
            <text:p text:style-name="P3"><text:span text:style-name="T1">2</text:span></text:p>
          </draw:text-box>
        </draw:frame>
        <draw:frame draw:style-name="gr15" draw:text-style-name="P2" draw:layer="layout" svg:width="0.777cm" svg:height="0.818cm" svg:x="7.323cm" svg:y="3.382cm">
          <draw:text-box>
            <text:p text:style-name="P3"><text:span text:style-name="T1">1</text:span></text:p>
          </draw:text-box>
        </draw:frame>
        <draw:frame draw:style-name="gr15" draw:text-style-name="P2" draw:layer="layout" svg:width="0.777cm" svg:height="0.818cm" svg:x="14.9cm" svg:y="3cm">
          <draw:text-box>
            <text:p text:style-name="P3"><text:span text:style-name="T1">1</text:span></text:p>
          </draw:text-box>
        </draw:frame>
        <draw:frame draw:style-name="gr15" draw:text-style-name="P2" draw:layer="layout" svg:width="0.777cm" svg:height="0.818cm" svg:x="25cm" svg:y="3.182cm">
          <draw:text-box>
            <text:p text:style-name="P3"><text:span text:style-name="T1">2</text:span></text:p>
          </draw:text-box>
        </draw:frame>
        <draw:frame draw:style-name="gr15" draw:text-style-name="P2" draw:layer="layout" svg:width="0.777cm" svg:height="0.818cm" svg:x="20.023cm" svg:y="3.682cm">
          <draw:text-box draw:corner-radius="5.7cm">
            <text:p text:style-name="P3"><text:span text:style-name="T1">1</text:span></text:p>
          </draw:text-box>
        </draw:frame>
        <draw:frame draw:style-name="gr15" draw:text-style-name="P2" draw:layer="layout" svg:width="0.777cm" svg:height="0.818cm" svg:x="4.6cm" svg:y="2.6cm">
          <draw:text-box>
            <text:p text:style-name="P3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13T20:05:05.36</meta:creation-date>
    <meta:editing-duration>P6DT16H43M15S</meta:editing-duration>
    <meta:editing-cycles>14</meta:editing-cycles>
    <meta:generator>LibreOffice/3.4$Win32 LibreOffice_project/340m1$Build-203</meta:generator>
    <meta:print-date>2014-04-21T08:11:37.55</meta:print-date>
    <dc:date>2014-04-21T08:12:46.57</dc:date>
    <meta:document-statistic meta:object-count="464"/>
  </office:meta>
</office:document-meta>
</file>